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5.96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2mm"/>
    </style:style>
    <style:style style:name="co11" style:family="table-column">
      <style:table-column-properties fo:break-before="auto" style:column-width="20.34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4.43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.65mm"/>
    </style:style>
    <style:style style:name="co16" style:family="table-column">
      <style:table-column-properties fo:break-before="auto" style:column-width="20.57mm"/>
    </style:style>
    <style:style style:name="co17" style:family="table-column">
      <style:table-column-properties fo:break-before="auto" style:column-width="34.04mm"/>
    </style:style>
    <style:style style:name="co18" style:family="table-column">
      <style:table-column-properties fo:break-before="auto" style:column-width="2.43mm"/>
    </style:style>
    <style:style style:name="co19" style:family="table-column">
      <style:table-column-properties fo:break-before="auto" style:column-width="0.88mm"/>
    </style:style>
    <style:style style:name="co20" style:family="table-column">
      <style:table-column-properties fo:break-before="auto" style:column-width="33.16mm"/>
    </style:style>
    <style:style style:name="co21" style:family="table-column">
      <style:table-column-properties fo:break-before="auto" style:column-width="17.23mm"/>
    </style:style>
    <style:style style:name="co22" style:family="table-column">
      <style:table-column-properties fo:break-before="auto" style:column-width="7.28mm"/>
    </style:style>
    <style:style style:name="co23" style:family="table-column">
      <style:table-column-properties fo:break-before="auto" style:column-width="75.18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3.97mm" fo:break-before="auto" style:use-optimal-row-height="false"/>
    </style:style>
    <style:style style:name="ro7" style:family="table-row">
      <style:table-row-properties style:row-height="5.72mm" fo:break-before="auto" style:use-optimal-row-height="tru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7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8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2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3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8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一般_5f_WESRB003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一般_5f_WESRB003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6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3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7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3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5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2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3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4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36" table:number-columns-repeated="6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128932.3733322" calcext:value-type="float">
            <text:p><text:s/>1,128,932 <text:s/></text:p>
          </table:table-cell>
          <table:table-cell table:style-name="ce41" office:value-type="float" office:value="49774.2360289878" calcext:value-type="float">
            <text:p><text:s/>49,774 <text:s/></text:p>
          </table:table-cell>
          <table:table-cell table:style-name="ce41" office:value-type="float" office:value="1079158.13730322" calcext:value-type="float">
            <text:p><text:s/>1,079,158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246683.86" calcext:value-type="float">
            <text:p><text:s/>7,246,684 <text:s/></text:p>
          </table:table-cell>
          <table:table-cell table:style-name="ce42" office:value-type="float" office:value="2064901" calcext:value-type="float">
            <text:p><text:s/>2,064,901 <text:s/></text:p>
          </table:table-cell>
          <table:table-cell table:style-name="ce42" office:value-type="float" office:value="5164243.19333333" calcext:value-type="float">
            <text:p><text:s/>5,164,2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539.6666666667" calcext:value-type="float">
            <text:p><text:s/>17,5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9843.55555555556" calcext:value-type="float">
            <text:p><text:s/>9,8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9843.55555555556" calcext:value-type="float">
            <text:p><text:s/>9,84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730009.653634462" calcext:value-type="float">
            <text:p><text:s/>-730,010 <text:s/></text:p>
          </table:table-cell>
          <table:table-cell table:style-name="ce42" office:value-type="float" office:value="16505.0671400989" calcext:value-type="float">
            <text:p><text:s/>16,505 <text:s/></text:p>
          </table:table-cell>
          <table:table-cell table:style-name="ce42" office:value-type="float" office:value="-740447.458252339" calcext:value-type="float">
            <text:p><text:s/>-740,4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-6067.26252222225" calcext:value-type="float">
            <text:p><text:s/>-6,0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9095782.33141111" calcext:value-type="float">
            <text:p><text:s/>9,095,782 <text:s/></text:p>
          </table:table-cell>
          <table:table-cell table:style-name="ce43" office:value-type="float" office:value="2098170.16888889" calcext:value-type="float">
            <text:p><text:s/>2,098,170 <text:s/></text:p>
          </table:table-cell>
          <table:table-cell table:style-name="ce43" office:value-type="float" office:value="6983848.78888889" calcext:value-type="float">
            <text:p><text:s/>6,983,849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3763.3736333334" calcext:value-type="float">
            <text:p><text:s/>13,763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309.866666666671" calcext:value-type="float">
            <text:p><text:s/>310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455550.94835" calcext:value-type="float">
            <text:p><text:s/>8,455,551 <text:s/></text:p>
          </table:table-cell>
          <table:table-cell table:style-name="ce42" office:value-type="float" office:value="2098170.16888889" calcext:value-type="float">
            <text:p><text:s/>2,098,170 <text:s/></text:p>
          </table:table-cell>
          <table:table-cell table:style-name="ce42" office:value-type="float" office:value="4615346.40888889" calcext:value-type="float">
            <text:p><text:s/>4,615,3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20760.15392222" calcext:value-type="float">
            <text:p><text:s/>1,320,76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115314.72444444" calcext:value-type="float">
            <text:p><text:s/>2,115,315 <text:s/></text:p>
          </table:table-cell>
          <table:table-cell table:style-name="ce42" office:value-type="float" office:value="2098170.16888889" calcext:value-type="float">
            <text:p><text:s/>2,098,17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144.5555555556" calcext:value-type="float">
            <text:p><text:s/>17,14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303615.59836667" calcext:value-type="float">
            <text:p><text:s/>1,303,61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303615.59836667" calcext:value-type="float">
            <text:p><text:s/>1,303,61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4615346.40888889" calcext:value-type="float">
            <text:p><text:s/>4,615,34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615346.40888889" calcext:value-type="float">
            <text:p><text:s/>4,615,3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21274.21665" calcext:value-type="float">
            <text:p><text:s/>421,274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2642876.57083022" calcext:value-type="float">
            <text:p><text:s/>2,642,8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645972.22222222" calcext:value-type="float">
            <text:p><text:s/>1,645,9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642876.57083022" calcext:value-type="float">
            <text:p><text:s/>2,642,87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645972.22222222" calcext:value-type="float">
            <text:p><text:s/>1,645,97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433583.361616667" calcext:value-type="float">
            <text:p><text:s/>433,5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196.4544444444" calcext:value-type="float">
            <text:p><text:s/>60,1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537.88888888889" calcext:value-type="float">
            <text:p><text:s/>9,53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4101.47555555556" calcext:value-type="float">
            <text:p><text:s/>4,10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44.47555555556" calcext:value-type="float">
            <text:p><text:s/>3,04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7" calcext:value-type="float">
            <text:p><text:s/>1,05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27931.549171111" calcext:value-type="float">
            <text:p><text:s/>227,9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7151.9788888889" calcext:value-type="float">
            <text:p><text:s/>57,1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80.88888888889" calcext:value-type="float">
            <text:p><text:s/>8,48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01550.33689" calcext:value-type="float">
            <text:p><text:s/>201,55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54376.8363537778" calcext:value-type="float">
            <text:p><text:s/>54,377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052.15141111111" calcext:value-type="float">
            <text:p><text:s/>1,05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794837.88925422" calcext:value-type="float">
            <text:p><text:s/>2,794,83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08305.92555556" calcext:value-type="float">
            <text:p><text:s/>2,308,30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28385.401633333" calcext:value-type="float">
            <text:p><text:s/>328,38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794837.88925422" calcext:value-type="float">
            <text:p><text:s/>2,794,838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08305.92555556" calcext:value-type="float">
            <text:p><text:s/>2,308,306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328385.401633333" calcext:value-type="float">
            <text:p><text:s/>328,385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739663.52592089" calcext:value-type="float">
            <text:p><text:s/>2,739,6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58945.76222222" calcext:value-type="float">
            <text:p><text:s/>2,258,94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28012.0683" calcext:value-type="float">
            <text:p><text:s/>328,0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9061.1877777778" calcext:value-type="float">
            <text:p><text:s/>19,06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141.8544444444" calcext:value-type="float">
            <text:p><text:s/>18,1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19.333333333333" calcext:value-type="float">
            <text:p><text:s/>91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9516.58" calcext:value-type="float">
            <text:p><text:s/>9,5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726.38" calcext:value-type="float">
            <text:p><text:s/>6,72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22.66666666667" calcext:value-type="float">
            <text:p><text:s/>2,62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396.55777777778" calcext:value-type="float">
            <text:p><text:s/>4,3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96.55777777778" calcext:value-type="float">
            <text:p><text:s/>4,3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433.896666666667" calcext:value-type="float">
            <text:p><text:s/>43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33.896666666667" calcext:value-type="float">
            <text:p><text:s/>43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98454.3688888889" calcext:value-type="float">
            <text:p><text:s/>98,4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8454.3688888889" calcext:value-type="float">
            <text:p><text:s/>98,4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526028.587777778" calcext:value-type="float">
            <text:p><text:s/>526,02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2721.476666667" calcext:value-type="float">
            <text:p><text:s/>522,7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07.11111111111" calcext:value-type="float">
            <text:p><text:s/>3,3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94385.7777777778" calcext:value-type="float">
            <text:p><text:s/>94,3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081.7777777778" calcext:value-type="float">
            <text:p><text:s/>91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04" calcext:value-type="float">
            <text:p><text:s/>3,30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7680.9955555556" calcext:value-type="float">
            <text:p>( 37,681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4376.9955555556" calcext:value-type="float">
            <text:p>( 34,377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304" calcext:value-type="float">
            <text:p>( 3,304 <text:s/>)</text:p>
          </table:table-cell>
          <table:table-cell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56704.7822222222" calcext:value-type="float">
            <text:p>( 56,70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56704.7822222222" calcext:value-type="float">
            <text:p>( 56,70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191799.954444444" calcext:value-type="float">
            <text:p><text:s/>191,80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1799.954444444" calcext:value-type="float">
            <text:p><text:s/>191,80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220721.952222222" calcext:value-type="float">
            <text:p><text:s/>220,72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0718.841111111" calcext:value-type="float">
            <text:p><text:s/>220,7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11111111111111" calcext:value-type="float">
            <text:p><text:s/>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19120.9033333333" calcext:value-type="float">
            <text:p><text:s/>19,12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9120.9033333333" calcext:value-type="float">
            <text:p><text:s/>19,12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009.80777777778" calcext:value-type="float">
            <text:p><text:s/>1,01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09.80777777778" calcext:value-type="float">
            <text:p><text:s/>1,0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621555.15888889" calcext:value-type="float">
            <text:p><text:s/>1,621,5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99460.04777778" calcext:value-type="float">
            <text:p><text:s/>1,599,4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095.1111111111" calcext:value-type="float">
            <text:p><text:s/>22,0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331979.37777778" calcext:value-type="float">
            <text:p><text:s/>1,331,97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331979.37777778" calcext:value-type="float">
            <text:p><text:s/>1,331,97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289575.781111111" calcext:value-type="float">
            <text:p><text:s/>289,5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7480.67" calcext:value-type="float">
            <text:p><text:s/>267,4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095.1111111111" calcext:value-type="float">
            <text:p><text:s/>22,09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7.77777777777778" calcext:value-type="float">
            <text:p>( 8 <text:s/>)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47" office:value-type="float" office:value="7.77777777777778" calcext:value-type="float">
            <text:p>( 8 <text:s/>)</text:p>
          </table:table-cell>
          <table:table-cell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422203.612587556" calcext:value-type="float">
            <text:p><text:s/>422,2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58.04888888889" calcext:value-type="float">
            <text:p><text:s/>7,4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62207.401633333" calcext:value-type="float">
            <text:p><text:s/>262,20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418244.723698667" calcext:value-type="float">
            <text:p><text:s/>418,2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7458.04888888889" calcext:value-type="float">
            <text:p><text:s/>7,45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8248.512744444" calcext:value-type="float">
            <text:p><text:s/>258,2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3958.88888888889" calcext:value-type="float">
            <text:p><text:s/>3,95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958.88888888889" calcext:value-type="float">
            <text:p><text:s/>3,95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25989.4444444444" calcext:value-type="float">
            <text:p><text:s/>25,98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5989.4444444444" calcext:value-type="float">
            <text:p><text:s/>25,98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9764.43444444445" calcext:value-type="float">
            <text:p><text:s/>9,764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143.323333333333" calcext:value-type="float">
            <text:p><text:s/>143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621.11111111111" calcext:value-type="float">
            <text:p><text:s/>9,621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98.777777777778" calcext:value-type="float">
            <text:p><text:s/>7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98.777777777778" calcext:value-type="float">
            <text:p><text:s/>79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451.111111111111" calcext:value-type="float">
            <text:p><text:s/>4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51.111111111111" calcext:value-type="float">
            <text:p><text:s/>4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70.994444444444" calcext:value-type="float">
            <text:p><text:s/>1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.527777777778" calcext:value-type="float">
            <text:p><text:s/>1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.6666666666667" calcext:value-type="float">
            <text:p><text:s/>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70.994444444444" calcext:value-type="float">
            <text:p><text:s/>17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.527777777778" calcext:value-type="float">
            <text:p><text:s/>11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9.6666666666667" calcext:value-type="float">
            <text:p><text:s/>4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49563.0111111111" calcext:value-type="float">
            <text:p><text:s/>49,56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9050.6111111111" calcext:value-type="float">
            <text:p><text:s/>49,05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3.666666666667" calcext:value-type="float">
            <text:p><text:s/>33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7.866666666667" calcext:value-type="float">
            <text:p><text:s/>12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327.444444444444" calcext:value-type="float">
            <text:p><text:s/>3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327.444444444444" calcext:value-type="float">
            <text:p><text:s/>3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6085.28666666667" calcext:value-type="float">
            <text:p><text:s/>6,08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074.55333333333" calcext:value-type="float">
            <text:p><text:s/>6,07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3022.4133333333" calcext:value-type="float">
            <text:p><text:s/>43,02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42976.0577777778" calcext:value-type="float">
            <text:p><text:s/>42,97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6.22222222222222" calcext:value-type="float">
            <text:p><text:s/>6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440.35777777778" calcext:value-type="float">
            <text:p><text:s/>5,44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95.024444444444" calcext:value-type="float">
            <text:p><text:s/>195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9743083.682" calcext:value-type="float">
            <text:p><text:s/>19,743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43083.682" calcext:value-type="float">
            <text:p><text:s/>19,743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9743083.682" calcext:value-type="float">
            <text:p><text:s/>19,743,08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743083.682" calcext:value-type="float">
            <text:p><text:s/>19,743,08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105390" calcext:value-type="float">
            <text:p><text:s/>105,390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887069.4742222" calcext:value-type="float">
            <text:p><text:s/>22,887,069 <text:s/></text:p>
          </table:table-cell>
          <table:table-cell table:style-name="ce42" office:value-type="float" office:value="18839413" calcext:value-type="float">
            <text:p><text:s/>18,839,413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8708.985333333" calcext:value-type="float">
            <text:p><text:s/>688,70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0560.60499546" calcext:value-type="float">
            <text:p><text:s/>1,330,5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8503.733333333" calcext:value-type="float">
            <text:p><text:s/>918,5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28550.577777778" calcext:value-type="float">
            <text:p><text:s/>328,55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0967.183302784" calcext:value-type="float">
            <text:p><text:s/>310,967 <text:s/></text:p>
          </table:table-cell>
          <table:table-cell table:style-name="ce42" office:value-type="float" office:value="359729" calcext:value-type="float">
            <text:p><text:s/>359,7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7786.96000000001" calcext:value-type="float">
            <text:p><text:s/>-7,78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0103877.3748129" calcext:value-type="float">
            <text:p><text:s/>20,103,877 <text:s/></text:p>
          </table:table-cell>
          <table:table-cell table:style-name="ce43" office:value-type="float" office:value="18585074" calcext:value-type="float">
            <text:p><text:s/>18,585,07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696495.945333333" calcext:value-type="float">
            <text:p><text:s/>696,49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43441.61100855" calcext:value-type="float">
            <text:p><text:s/>2,943,4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56.29733333333" calcext:value-type="float">
            <text:p><text:s/>2,15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309.866666666675" calcext:value-type="float">
            <text:p><text:s/>310 <text:s/></text:p>
          </table:table-cell>
          <table:table-cell table:style-name="ce43" office:value-type="float" office:value="-0.0000000000035" calcext:value-type="float">
            <text:p><text:s/>-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07775.92" calcext:value-type="float">
            <text:p><text:s/>107,776 <text:s/></text:p>
          </table:table-cell>
          <table:table-cell table:style-name="ce42" office:value-type="float" office:value="269085.345176667" calcext:value-type="float">
            <text:p><text:s/>269,085 <text:s/></text:p>
          </table:table-cell>
          <table:table-cell table:style-name="ce42" office:value-type="float" office:value="44412.9514733333" calcext:value-type="float">
            <text:p><text:s/>44,413 <text:s/></text:p>
          </table:table-cell>
          <table:table-cell table:style-name="ce42" office:value-type="float" office:value="20457269.4111111" calcext:value-type="float">
            <text:p><text:s/>20,457,269 <text:s/></text:p>
          </table:table-cell>
          <table:table-cell table:style-name="ce42" office:value-type="float" office:value="18585074" calcext:value-type="float">
            <text:p><text:s/>18,585,0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99403.8111111" calcext:value-type="float">
            <text:p><text:s/>18,599,404 <text:s/></text:p>
          </table:table-cell>
          <table:table-cell table:style-name="ce42" office:value-type="float" office:value="18585074" calcext:value-type="float">
            <text:p><text:s/>18,585,07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7865.6" calcext:value-type="float">
            <text:p><text:s/>1,857,86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07775.92" calcext:value-type="float">
            <text:p><text:s/>107,776 <text:s/></text:p>
          </table:table-cell>
          <table:table-cell table:style-name="ce43" office:value-type="float" office:value="269085.345176667" calcext:value-type="float">
            <text:p><text:s/>269,085 <text:s/></text:p>
          </table:table-cell>
          <table:table-cell table:style-name="ce43" office:value-type="float" office:value="44412.9514733333" calcext:value-type="float">
            <text:p><text:s/>44,41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27006.5212" calcext:value-type="float">
            <text:p><text:s/>427,007 <text:s/></text:p>
          </table:table-cell>
          <table:table-cell table:style-name="ce42" office:value-type="float" office:value="507844.151224667" calcext:value-type="float">
            <text:p><text:s/>507,844 <text:s/></text:p>
          </table:table-cell>
          <table:table-cell table:style-name="ce42" office:value-type="float" office:value="62053.6761833333" calcext:value-type="float">
            <text:p><text:s/>62,054 <text:s/></text:p>
          </table:table-cell>
          <table:table-cell table:style-name="ce42" office:value-type="float" office:value="21899330.2606268" calcext:value-type="float">
            <text:p><text:s/>21,899,3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2221" calcext:value-type="float">
            <text:p><text:s/>1,162,221 <text:s/></text:p>
          </table:table-cell>
          <table:table-cell table:style-name="ce42" office:value-type="float" office:value="616467.666666667" calcext:value-type="float">
            <text:p><text:s/>616,46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27006.5212" calcext:value-type="float">
            <text:p><text:s/>427,007 <text:s/></text:p>
          </table:table-cell>
          <table:table-cell table:style-name="ce42" office:value-type="float" office:value="507844.151224667" calcext:value-type="float">
            <text:p><text:s/>507,844 <text:s/></text:p>
          </table:table-cell>
          <table:table-cell table:style-name="ce42" office:value-type="float" office:value="62053.6761833333" calcext:value-type="float">
            <text:p><text:s/>62,054 <text:s/></text:p>
          </table:table-cell>
          <table:table-cell table:style-name="ce42" office:value-type="float" office:value="19052094.979217" calcext:value-type="float">
            <text:p><text:s/>19,052,09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2221" calcext:value-type="float">
            <text:p><text:s/>1,162,221 <text:s/></text:p>
          </table:table-cell>
          <table:table-cell table:style-name="ce42" office:value-type="float" office:value="533484.866145778" calcext:value-type="float">
            <text:p><text:s/>533,48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847235.28140978" calcext:value-type="float">
            <text:p><text:s/>2,847,23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82982.8005208889" calcext:value-type="float">
            <text:p><text:s/>82,98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37097.821466667" calcext:value-type="float">
            <text:p><text:s/>137,098 <text:s/></text:p>
          </table:table-cell>
          <table:table-cell table:style-name="ce42" office:value-type="float" office:value="215057.455666667" calcext:value-type="float">
            <text:p><text:s/>215,057 <text:s/></text:p>
          </table:table-cell>
          <table:table-cell table:style-name="ce42" office:value-type="float" office:value="11693.74115" calcext:value-type="float">
            <text:p><text:s/>11,694 <text:s/></text:p>
          </table:table-cell>
          <table:table-cell table:style-name="ce42" office:value-type="float" office:value="2328518.80933333" calcext:value-type="float">
            <text:p><text:s/>2,328,51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2221" calcext:value-type="float">
            <text:p><text:s/>1,162,221 <text:s/></text:p>
          </table:table-cell>
          <table:table-cell table:style-name="ce42" office:value-type="float" office:value="25002.8093333333" calcext:value-type="float">
            <text:p><text:s/>25,0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4.466666666667" calcext:value-type="float">
            <text:p><text:s/>30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81742.3768" calcext:value-type="float">
            <text:p><text:s/>81,742 <text:s/></text:p>
          </table:table-cell>
          <table:table-cell table:style-name="ce42" office:value-type="float" office:value="68862.5634433333" calcext:value-type="float">
            <text:p><text:s/>68,863 <text:s/></text:p>
          </table:table-cell>
          <table:table-cell table:style-name="ce42" office:value-type="float" office:value="11693.74115" calcext:value-type="float">
            <text:p><text:s/>11,694 <text:s/></text:p>
          </table:table-cell>
          <table:table-cell table:style-name="ce42" office:value-type="float" office:value="108250.133333333" calcext:value-type="float">
            <text:p><text:s/>108,2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55355.4446666667" calcext:value-type="float">
            <text:p><text:s/>55,355 <text:s/></text:p>
          </table:table-cell>
          <table:table-cell table:style-name="ce42" office:value-type="float" office:value="146194.892223333" calcext:value-type="float">
            <text:p><text:s/>146,1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14273.54266667" calcext:value-type="float">
            <text:p><text:s/>2,214,2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62221" calcext:value-type="float">
            <text:p><text:s/>1,162,221 <text:s/></text:p>
          </table:table-cell>
          <table:table-cell table:style-name="ce42" office:value-type="float" office:value="25002.8093333333" calcext:value-type="float">
            <text:p><text:s/>25,003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43.95555555556" calcext:value-type="float">
            <text:p><text:s/>5,24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446.711111111111" calcext:value-type="float">
            <text:p><text:s/>44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31346.7093333333" calcext:value-type="float">
            <text:p><text:s/>31,347 <text:s/></text:p>
          </table:table-cell>
          <table:table-cell table:style-name="ce44" office:value-type="float" office:value="19464.1083093333" calcext:value-type="float">
            <text:p><text:s/>19,464 <text:s/></text:p>
          </table:table-cell>
          <table:table-cell table:style-name="ce44" office:value-type="float" office:value="2513.8673" calcext:value-type="float">
            <text:p><text:s/>2,514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50476.203733333" calcext:value-type="float">
            <text:p><text:s/>150,476 <text:s/></text:p>
          </table:table-cell>
          <table:table-cell table:style-name="ce44" office:value-type="float" office:value="4237.24207199998" calcext:value-type="float">
            <text:p><text:s/>4,237 <text:s/></text:p>
          </table:table-cell>
          <table:table-cell table:style-name="ce44" office:value-type="float" office:value="3433.11626" calcext:value-type="float">
            <text:p><text:s/>3,433 <text:s/></text:p>
          </table:table-cell>
          <table:table-cell table:style-name="ce44" office:value-type="float" office:value="16273977.8039867" calcext:value-type="float">
            <text:p><text:s/>16,273,97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85804.50533333" calcext:value-type="float">
            <text:p><text:s/>1,285,805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150476.203733333" calcext:value-type="float">
            <text:p><text:s/>150,476 <text:s/></text:p>
          </table:table-cell>
          <table:table-cell table:style-name="ce44" office:value-type="float" office:value="4237.24207199998" calcext:value-type="float">
            <text:p><text:s/>4,237 <text:s/></text:p>
          </table:table-cell>
          <table:table-cell table:style-name="ce44" office:value-type="float" office:value="3433.11626" calcext:value-type="float">
            <text:p><text:s/>3,433 <text:s/></text:p>
          </table:table-cell>
          <table:table-cell table:style-name="ce44" office:value-type="float" office:value="12516021.372" calcext:value-type="float">
            <text:p><text:s/>12,516,02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85804.50533333" calcext:value-type="float">
            <text:p><text:s/>1,285,8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145035.337066667" calcext:value-type="float">
            <text:p><text:s/>145,035 <text:s/></text:p>
          </table:table-cell>
          <table:table-cell table:style-name="ce42" office:value-type="float" office:value="4237.24207199998" calcext:value-type="float">
            <text:p><text:s/>4,237 <text:s/></text:p>
          </table:table-cell>
          <table:table-cell table:style-name="ce42" office:value-type="float" office:value="3433.11626" calcext:value-type="float">
            <text:p><text:s/>3,433 <text:s/></text:p>
          </table:table-cell>
          <table:table-cell table:style-name="ce42" office:value-type="float" office:value="4707753.94444445" calcext:value-type="float">
            <text:p><text:s/>4,707,75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2914.566666667" calcext:value-type="float">
            <text:p><text:s/>172,9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410.9333333333" calcext:value-type="float">
            <text:p><text:s/>57,41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67.533333333333" calcext:value-type="float">
            <text:p><text:s/>16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7870.584888889" calcext:value-type="float">
            <text:p><text:s/>467,8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05.16266666667" calcext:value-type="float">
            <text:p><text:s/>2,50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0438.340444444" calcext:value-type="float">
            <text:p><text:s/>870,4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7.062666666667" calcext:value-type="float">
            <text:p><text:s/>98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004.9346666667" calcext:value-type="float">
            <text:p><text:s/>28,00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7.6346666666667" calcext:value-type="float">
            <text:p><text:s/>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821.1244444444" calcext:value-type="float">
            <text:p><text:s/>10,8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01.44666666667" calcext:value-type="float">
            <text:p><text:s/>1,60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8081.665333333" calcext:value-type="float">
            <text:p><text:s/>458,08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8.865333333333" calcext:value-type="float">
            <text:p><text:s/>34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82.75777777778" calcext:value-type="float">
            <text:p><text:s/>6,2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4.94666666667" calcext:value-type="float">
            <text:p><text:s/>1,1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030.261333333" calcext:value-type="float">
            <text:p><text:s/>533,0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3.394666666667" calcext:value-type="float">
            <text:p><text:s/>3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030.261333333" calcext:value-type="float">
            <text:p><text:s/>533,0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3.394666666667" calcext:value-type="float">
            <text:p><text:s/>3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533030.261333333" calcext:value-type="float">
            <text:p>( 533,03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383.394666666667" calcext:value-type="float">
            <text:p>( 38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7700.1142222222" calcext:value-type="float">
            <text:p><text:s/>77,7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62.058666666667" calcext:value-type="float">
            <text:p><text:s/>9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0610.829333333" calcext:value-type="float">
            <text:p><text:s/>110,6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3.362666666667" calcext:value-type="float">
            <text:p><text:s/>183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592770.878666667" calcext:value-type="float">
            <text:p><text:s/>592,771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4331.64533333333" calcext:value-type="float">
            <text:p><text:s/>4,33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71827.794666667" calcext:value-type="float">
            <text:p><text:s/>571,82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442.028" calcext:value-type="float">
            <text:p><text:s/>106,4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708.6377777778" calcext:value-type="float">
            <text:p><text:s/>49,70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.3933333333333" calcext:value-type="float">
            <text:p><text:s/>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2119.156888889" calcext:value-type="float">
            <text:p><text:s/>522,11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6364.634666667" calcext:value-type="float">
            <text:p><text:s/>106,36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1293.2075555556" calcext:value-type="float">
            <text:p>( 91,293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68490.7186666667" calcext:value-type="float">
            <text:p>( 68,491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08462.005777778" calcext:value-type="float">
            <text:p>( 208,46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3419.59466666667" calcext:value-type="float">
            <text:p>( 3,420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44867.803733333" calcext:value-type="float">
            <text:p><text:s/>144,868 <text:s/></text:p>
          </table:table-cell>
          <table:table-cell table:style-name="ce42" office:value-type="float" office:value="4237.24207199998" calcext:value-type="float">
            <text:p><text:s/>4,237 <text:s/></text:p>
          </table:table-cell>
          <table:table-cell table:style-name="ce42" office:value-type="float" office:value="3433.11626" calcext:value-type="float">
            <text:p><text:s/>3,433 <text:s/></text:p>
          </table:table-cell>
          <table:table-cell table:style-name="ce42" office:value-type="float" office:value="535101.632444444" calcext:value-type="float">
            <text:p><text:s/>535,1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504.2213333333" calcext:value-type="float">
            <text:p><text:s/>11,5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44867.803733333" calcext:value-type="float">
            <text:p><text:s/>144,868 <text:s/></text:p>
          </table:table-cell>
          <table:table-cell table:style-name="ce42" office:value-type="float" office:value="4237.24207199998" calcext:value-type="float">
            <text:p><text:s/>4,237 <text:s/></text:p>
          </table:table-cell>
          <table:table-cell table:style-name="ce42" office:value-type="float" office:value="3433.11626" calcext:value-type="float">
            <text:p><text:s/>3,433 <text:s/></text:p>
          </table:table-cell>
          <table:table-cell table:style-name="ce42" office:value-type="float" office:value="479123.623111111" calcext:value-type="float">
            <text:p><text:s/>479,1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0582.6453333333" calcext:value-type="float">
            <text:p><text:s/>10,58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978.0093333333" calcext:value-type="float">
            <text:p><text:s/>55,9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21.576" calcext:value-type="float">
            <text:p><text:s/>9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352.733333333333" calcext:value-type="float">
            <text:p>( 35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801.4946666667" calcext:value-type="float">
            <text:p><text:s/>98,80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795.29466666667" calcext:value-type="float">
            <text:p><text:s/>7,79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1668.9906666667" calcext:value-type="float">
            <text:p><text:s/>21,669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79.790666666667" calcext:value-type="float">
            <text:p><text:s/>1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9670.0204444444" calcext:value-type="float">
            <text:p><text:s/>69,6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315.776" calcext:value-type="float">
            <text:p><text:s/>9,31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480.0888888889" calcext:value-type="float">
            <text:p><text:s/>39,4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994.36666666667" calcext:value-type="float">
            <text:p><text:s/>1,99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378.7982222222" calcext:value-type="float">
            <text:p><text:s/>53,3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3127.5093333333" calcext:value-type="float">
            <text:p><text:s/>23,1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18.24444444444" calcext:value-type="float">
            <text:p><text:s/>1,9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884.455555556" calcext:value-type="float">
            <text:p><text:s/>102,8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16.8" calcext:value-type="float">
            <text:p><text:s/>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03837.77777778" calcext:value-type="float">
            <text:p><text:s/>4,703,8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509.9777777778" calcext:value-type="float">
            <text:p><text:s/>55,5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96919.4" calcext:value-type="float">
            <text:p><text:s/>4,396,919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16.8" calcext:value-type="float">
            <text:p><text:s/>1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268.3555555556" calcext:value-type="float">
            <text:p><text:s/>42,2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9140.044444444" calcext:value-type="float">
            <text:p><text:s/>209,14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3032.733333333" calcext:value-type="float">
            <text:p><text:s/>893,03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792.46666666667" calcext:value-type="float">
            <text:p><text:s/>6,7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86240.266666667" calcext:value-type="float">
            <text:p><text:s/>886,240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78.733333333333" calcext:value-type="float">
            <text:p><text:s/>179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00362.03644444" calcext:value-type="float">
            <text:p><text:s/>1,100,36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55.05866666667" calcext:value-type="float">
            <text:p><text:s/>1,8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27.866666666667" calcext:value-type="float">
            <text:p><text:s/>12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049.230222222" calcext:value-type="float">
            <text:p><text:s/>105,0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46.708" calcext:value-type="float">
            <text:p><text:s/>1,74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889.56666666667" calcext:value-type="float">
            <text:p><text:s/>5,89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7303.4" calcext:value-type="float">
            <text:p><text:s/>27,3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536.2666666667" calcext:value-type="float">
            <text:p><text:s/>16,5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95.8222222222" calcext:value-type="float">
            <text:p><text:s/>10,79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0.7333333333333" calcext:value-type="float">
            <text:p><text:s/>11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21516.636444444" calcext:value-type="float">
            <text:p><text:s/>821,51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8.8253333333333" calcext:value-type="float">
            <text:p><text:s/>99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40.1333333333333" calcext:value-type="float">
            <text:p><text:s/>4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13271.114222222" calcext:value-type="float">
            <text:p><text:s/>113,271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9.52533333333333" calcext:value-type="float">
            <text:p><text:s/>10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5245.33333333333" calcext:value-type="float">
            <text:p><text:s/>5,245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111034.88" calcext:value-type="float">
            <text:p><text:s/>1,111,035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111034.88" calcext:value-type="float">
            <text:p><text:s/>1,111,0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7956.43198665" calcext:value-type="float">
            <text:p><text:s/>3,757,9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7956.43198665" calcext:value-type="float">
            <text:p><text:s/>3,757,9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529321.70833333" calcext:value-type="float">
            <text:p>( 2,529,32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7593.56" calcext:value-type="float">
            <text:p><text:s/>7,487,5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87593.56" calcext:value-type="float">
            <text:p><text:s/>7,487,5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54" office:value-type="float" office:value="24" calcext:value-type="float">
              <text:p>24</text:p>
            </table:table-cell>
            <table:table-cell table:style-name="ce54" office:value-type="float" office:value="25" calcext:value-type="float">
              <text:p>25</text:p>
            </table:table-cell>
            <table:table-cell table:style-name="ce54" office:value-type="float" office:value="26" calcext:value-type="float">
              <text:p>26</text:p>
            </table:table-cell>
            <table:table-cell table:style-name="ce54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8702.2" calcext:value-type="float">
            <text:p><text:s/>1,698,7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7532.4444444444" calcext:value-type="float">
            <text:p><text:s/>37,532 <text:s/></text:p>
          </table:table-cell>
          <table:table-cell table:style-name="ce42" office:value-type="float" office:value="37.7777777777778" calcext:value-type="float">
            <text:p><text:s/>3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328550.577777778" calcext:value-type="float">
            <text:p><text:s/>328,55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58413.7970933333" calcext:value-type="float">
            <text:p><text:s/>-58,414 <text:s/></text:p>
          </table:table-cell>
          <table:table-cell table:style-name="ce42" office:value-type="float" office:value="-1187.38888888889" calcext:value-type="float">
            <text:p><text:s/>-1,187 <text:s/></text:p>
          </table:table-cell>
          <table:table-cell table:style-name="ce42" office:value-type="float" office:value="168851.691666667" calcext:value-type="float">
            <text:p><text:s/>168,852 <text:s/></text:p>
          </table:table-cell>
          <table:table-cell table:style-name="ce42" office:value-type="float" office:value="-17065.3368888889" calcext:value-type="float">
            <text:p><text:s/>-17,0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115" calcext:value-type="float">
            <text:p><text:s/>5,115 <text:s/></text:p>
          </table:table-cell>
          <table:table-cell table:style-name="ce42" office:value-type="float" office:value="-7024.47403924278" calcext:value-type="float">
            <text:p><text:s/>-7,024 <text:s/></text:p>
          </table:table-cell>
          <table:table-cell table:style-name="ce42" office:value-type="float" office:value="-27468.8592940906" calcext:value-type="float">
            <text:p><text:s/>-27,469 <text:s/></text:p>
          </table:table-cell>
          <table:table-cell table:style-name="ce42" office:value-type="float" office:value="34724.3888888889" calcext:value-type="float">
            <text:p><text:s/>34,724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58413.7970933333" calcext:value-type="float">
            <text:p><text:s/>58,414 <text:s/></text:p>
          </table:table-cell>
          <table:table-cell table:style-name="ce43" office:value-type="float" office:value="1187.38888888889" calcext:value-type="float">
            <text:p><text:s/>1,187 <text:s/></text:p>
          </table:table-cell>
          <table:table-cell table:style-name="ce43" office:value-type="float" office:value="1529850.50833333" calcext:value-type="float">
            <text:p><text:s/>1,529,851 <text:s/></text:p>
          </table:table-cell>
          <table:table-cell table:style-name="ce43" office:value-type="float" office:value="17065.3368888889" calcext:value-type="float">
            <text:p><text:s/>17,065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5115" calcext:value-type="float">
            <text:p><text:s/>-5,115 <text:s/></text:p>
          </table:table-cell>
          <table:table-cell table:style-name="ce43" office:value-type="float" office:value="7024.47403924278" calcext:value-type="float">
            <text:p><text:s/>7,024 <text:s/></text:p>
          </table:table-cell>
          <table:table-cell table:style-name="ce43" office:value-type="float" office:value="-338614.162928132" calcext:value-type="float">
            <text:p><text:s/>-338,614 <text:s/></text:p>
          </table:table-cell>
          <table:table-cell table:style-name="ce43" office:value-type="float" office:value="-34762.1666666667" calcext:value-type="float">
            <text:p><text:s/>-34,76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03664.8" calcext:value-type="float">
            <text:p><text:s/>1,203,665 <text:s/></text:p>
          </table:table-cell>
          <table:table-cell table:style-name="ce42" office:value-type="float" office:value="134450.333333333" calcext:value-type="float">
            <text:p><text:s/>134,45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6.666666666667" calcext:value-type="float">
            <text:p><text:s/>207 <text:s/></text:p>
          </table:table-cell>
          <table:table-cell table:style-name="ce42" office:value-type="float" office:value="674.292873458958" calcext:value-type="float">
            <text:p><text:s/>674 <text:s/></text:p>
          </table:table-cell>
          <table:table-cell table:style-name="ce42" office:value-type="float" office:value="1929.2626820966" calcext:value-type="float">
            <text:p><text:s/>1,929 <text:s/></text:p>
          </table:table-cell>
          <table:table-cell table:style-name="ce42" office:value-type="float" office:value="22183.1111111111" calcext:value-type="float">
            <text:p><text:s/>22,183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29.8111111111" calcext:value-type="float">
            <text:p><text:s/>14,3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29.8111111111" calcext:value-type="float">
            <text:p><text:s/>14,3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16.2" calcext:value-type="float">
            <text:p><text:s/>15,316 <text:s/></text:p>
          </table:table-cell>
          <table:table-cell table:style-name="ce42" office:value-type="float" office:value="2203488.73333333" calcext:value-type="float">
            <text:p><text:s/>2,203,489 <text:s/></text:p>
          </table:table-cell>
          <table:table-cell table:style-name="ce42" office:value-type="float" office:value="2745652.19644444" calcext:value-type="float">
            <text:p><text:s/>2,745,6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90" calcext:value-type="float">
            <text:p><text:s/>35,390 <text:s/></text:p>
          </table:table-cell>
          <table:table-cell table:style-name="ce42" office:value-type="float" office:value="148271.988789772" calcext:value-type="float">
            <text:p><text:s/>148,272 <text:s/></text:p>
          </table:table-cell>
          <table:table-cell table:style-name="ce42" office:value-type="float" office:value="469830.233432451" calcext:value-type="float">
            <text:p><text:s/>469,830 <text:s/></text:p>
          </table:table-cell>
          <table:table-cell table:style-name="ce42" office:value-type="float" office:value="178276.166666667" calcext:value-type="float">
            <text:p><text:s/>178,27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316.2" calcext:value-type="float">
            <text:p><text:s/>15,316 <text:s/></text:p>
          </table:table-cell>
          <table:table-cell table:style-name="ce42" office:value-type="float" office:value="2203488.73333333" calcext:value-type="float">
            <text:p><text:s/>2,203,489 <text:s/></text:p>
          </table:table-cell>
          <table:table-cell table:style-name="ce42" office:value-type="float" office:value="108066.353777778" calcext:value-type="float">
            <text:p><text:s/>108,06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390" calcext:value-type="float">
            <text:p><text:s/>35,390 <text:s/></text:p>
          </table:table-cell>
          <table:table-cell table:style-name="ce42" office:value-type="float" office:value="148271.988789772" calcext:value-type="float">
            <text:p><text:s/>148,272 <text:s/></text:p>
          </table:table-cell>
          <table:table-cell table:style-name="ce42" office:value-type="float" office:value="469830.233432451" calcext:value-type="float">
            <text:p><text:s/>469,830 <text:s/></text:p>
          </table:table-cell>
          <table:table-cell table:style-name="ce42" office:value-type="float" office:value="178276.166666667" calcext:value-type="float">
            <text:p><text:s/>178,27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637585.84266667" calcext:value-type="float">
            <text:p><text:s/>2,637,58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73.77777777778" calcext:value-type="float">
            <text:p><text:s/>2,1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82.5333333333" calcext:value-type="float">
            <text:p><text:s/>10,68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.5555555555556" calcext:value-type="float">
            <text:p><text:s/>92 <text:s/></text:p>
          </table:table-cell>
          <table:table-cell table:style-name="ce42" office:value-type="float" office:value="165.277777777778" calcext:value-type="float">
            <text:p><text:s/>1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.9333333333333" calcext:value-type="float">
            <text:p><text:s/>2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.3333333333333" calcext:value-type="float">
            <text:p><text:s/>3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9" calcext:value-type="float">
            <text:p><text:s/>11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173.77777777778" calcext:value-type="float">
            <text:p><text:s/>2,17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34.66666666667" calcext:value-type="float">
            <text:p><text:s/>5,2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0.833333333333333" calcext:value-type="float">
            <text:p><text:s/>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1.5555555555556" calcext:value-type="float">
            <text:p><text:s/>92 <text:s/></text:p>
          </table:table-cell>
          <table:table-cell table:style-name="ce42" office:value-type="float" office:value="38.7222222222222" calcext:value-type="float">
            <text:p><text:s/>3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236.4" calcext:value-type="float">
            <text:p><text:s/>5,23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61.2" calcext:value-type="float">
            <text:p><text:s/>16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58413.7970933333" calcext:value-type="float">
            <text:p><text:s/>58,4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529674.44166667" calcext:value-type="float">
            <text:p><text:s/>2,529,674 <text:s/></text:p>
          </table:table-cell>
          <table:table-cell table:style-name="ce44" office:value-type="float" office:value="2617584.66666667" calcext:value-type="float">
            <text:p><text:s/>2,617,58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067.5" calcext:value-type="float">
            <text:p><text:s/>30,068 <text:s/></text:p>
          </table:table-cell>
          <table:table-cell table:style-name="ce44" office:value-type="float" office:value="154622.169955556" calcext:value-type="float">
            <text:p><text:s/>154,622 <text:s/></text:p>
          </table:table-cell>
          <table:table-cell table:style-name="ce44" office:value-type="float" office:value="129195.252266667" calcext:value-type="float">
            <text:p><text:s/>129,195 <text:s/></text:p>
          </table:table-cell>
          <table:table-cell table:style-name="ce44" office:value-type="float" office:value="121165.611111111" calcext:value-type="float">
            <text:p><text:s/>121,16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58413.7970933333" calcext:value-type="float">
            <text:p><text:s/>58,414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52.733333333333" calcext:value-type="float">
            <text:p><text:s/>353 <text:s/></text:p>
          </table:table-cell>
          <table:table-cell table:style-name="ce44" office:value-type="float" office:value="2617584.66666667" calcext:value-type="float">
            <text:p><text:s/>2,617,585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067.5" calcext:value-type="float">
            <text:p><text:s/>30,068 <text:s/></text:p>
          </table:table-cell>
          <table:table-cell table:style-name="ce44" office:value-type="float" office:value="154622.169955556" calcext:value-type="float">
            <text:p><text:s/>154,622 <text:s/></text:p>
          </table:table-cell>
          <table:table-cell table:style-name="ce44" office:value-type="float" office:value="129195.252266667" calcext:value-type="float">
            <text:p><text:s/>129,195 <text:s/></text:p>
          </table:table-cell>
          <table:table-cell table:style-name="ce44" office:value-type="float" office:value="121165.611111111" calcext:value-type="float">
            <text:p><text:s/>121,1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55690.2264711111" calcext:value-type="float">
            <text:p><text:s/>55,6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2.733333333333" calcext:value-type="float">
            <text:p><text:s/>353 <text:s/></text:p>
          </table:table-cell>
          <table:table-cell table:style-name="ce42" office:value-type="float" office:value="22686.7333333333" calcext:value-type="float">
            <text:p><text:s/>22,68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9928" calcext:value-type="float">
            <text:p><text:s/>9,9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3.2" calcext:value-type="float">
            <text:p><text:s/>21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57.850648888889" calcext:value-type="float">
            <text:p><text:s/>15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0" calcext:value-type="float">
            <text:p><text:s/>2,8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29.77777777778" calcext:value-type="float">
            <text:p><text:s/>1,33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80.06666666667" calcext:value-type="float">
            <text:p><text:s/>1,28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4.0555555555556" calcext:value-type="float">
            <text:p><text:s/>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5.133333333333" calcext:value-type="float">
            <text:p><text:s/>15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6.8" calcext:value-type="float">
            <text:p><text:s/>17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.1666666666667" calcext:value-type="float">
            <text:p><text:s/>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42.4" calcext:value-type="float">
            <text:p><text:s/>84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6" calcext:value-type="float">
            <text:p><text:s/>13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.6" calcext:value-type="float">
            <text:p><text:s/>1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.9444444444444" calcext:value-type="float">
            <text:p><text:s/>3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" calcext:value-type="float">
            <text:p><text:s/>6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5.444444444444" calcext:value-type="float">
            <text:p><text:s/>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0" calcext:value-type="float">
            <text:p><text:s/>6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45.444444444444" calcext:value-type="float">
            <text:p><text:s/>1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650" calcext:value-type="float">
            <text:p>( 650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45.444444444444" calcext:value-type="float">
            <text:p>( 14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1.466666666667" calcext:value-type="float">
            <text:p><text:s/>4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4.722222222222" calcext:value-type="float">
            <text:p><text:s/>17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0.4" calcext:value-type="float">
            <text:p><text:s/>4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.55555555555556" calcext:value-type="float">
            <text:p><text:s/>8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655.33333333333" calcext:value-type="float">
            <text:p><text:s/>1,655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2.83333333333333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51410.1449422222" calcext:value-type="float">
            <text:p><text:s/>51,4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8.46666666667" calcext:value-type="float">
            <text:p><text:s/>1,49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1.833333333333" calcext:value-type="float">
            <text:p><text:s/>1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72.4560355555556" calcext:value-type="float">
            <text:p><text:s/>7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6.133333333333" calcext:value-type="float">
            <text:p><text:s/>5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51337.6889066667" calcext:value-type="float">
            <text:p><text:s/>51,338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2.333333333333" calcext:value-type="float">
            <text:p><text:s/>9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21.833333333333" calcext:value-type="float">
            <text:p><text:s/>12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48962.1660266667" calcext:value-type="float">
            <text:p>( 48,962 <text:s/>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874.466666666667" calcext:value-type="float">
            <text:p>( 874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.88888888888889" calcext:value-type="float">
            <text:p>( 2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670.218328888889" calcext:value-type="float">
            <text:p>( 670 <text:s/>)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41.6" calcext:value-type="float">
            <text:p>( 4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99.1666666666667" calcext:value-type="float">
            <text:p>( 99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.733333333333" calcext:value-type="float">
            <text:p><text:s/>353 <text:s/></text:p>
          </table:table-cell>
          <table:table-cell table:style-name="ce42" office:value-type="float" office:value="883.133333333333" calcext:value-type="float">
            <text:p><text:s/>8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12.61111111111" calcext:value-type="float">
            <text:p><text:s/>7,11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82.933333333333" calcext:value-type="float">
            <text:p><text:s/>68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53.11111111111" calcext:value-type="float">
            <text:p><text:s/>7,05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.733333333333" calcext:value-type="float">
            <text:p><text:s/>353 <text:s/></text:p>
          </table:table-cell>
          <table:table-cell table:style-name="ce42" office:value-type="float" office:value="200.2" calcext:value-type="float">
            <text:p><text:s/>20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9.5" calcext:value-type="float">
            <text:p><text:s/>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52.733333333333" calcext:value-type="float">
            <text:p>( 35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80.2191822222222" calcext:value-type="float">
            <text:p><text:s/>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8.733333333333" calcext:value-type="float">
            <text:p><text:s/>63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49.555555555556" calcext:value-type="float">
            <text:p><text:s/>450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25.8771555555556" calcext:value-type="float">
            <text:p><text:s/>26 <text:s/>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685.533333333333" calcext:value-type="float">
            <text:p><text:s/>686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9.44444444444444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4016.13454222222" calcext:value-type="float">
            <text:p><text:s/>4,0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50.4" calcext:value-type="float">
            <text:p><text:s/>2,35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34.111111111111" calcext:value-type="float">
            <text:p><text:s/>13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51.8" calcext:value-type="float">
            <text:p><text:s/>3,75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2.7222222222222" calcext:value-type="float">
            <text:p><text:s/>7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8.333333333333" calcext:value-type="float">
            <text:p><text:s/>23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6.1111111111111" calcext:value-type="float">
            <text:p><text:s/>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0.33333333333" calcext:value-type="float">
            <text:p><text:s/>1,33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8.6" calcext:value-type="float">
            <text:p><text:s/>2,49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.61111111111111" calcext:value-type="float">
            <text:p><text:s/>7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6207.93333333" calcext:value-type="float">
            <text:p><text:s/>2,476,20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5" calcext:value-type="float">
            <text:p><text:s/>2,0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484.9777777778" calcext:value-type="float">
            <text:p><text:s/>53,4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25" calcext:value-type="float">
            <text:p><text:s/>2,02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3484.9777777778" calcext:value-type="float">
            <text:p><text:s/>53,48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6207.93333333" calcext:value-type="float">
            <text:p><text:s/>2,476,20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19.533333333333" calcext:value-type="float">
            <text:p><text:s/>92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.7777777777778" calcext:value-type="float">
            <text:p><text:s/>7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3.933333333333" calcext:value-type="float">
            <text:p><text:s/>9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1.7777777777778" calcext:value-type="float">
            <text:p><text:s/>72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5.6" calcext:value-type="float">
            <text:p><text:s/>16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2015.83041777778" calcext:value-type="float">
            <text:p><text:s/>2,016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7770.466666667" calcext:value-type="float">
            <text:p><text:s/>117,77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42.5" calcext:value-type="float">
            <text:p><text:s/>28,043 <text:s/></text:p>
          </table:table-cell>
          <table:table-cell table:style-name="ce42" office:value-type="float" office:value="154622.169955556" calcext:value-type="float">
            <text:p><text:s/>154,622 <text:s/></text:p>
          </table:table-cell>
          <table:table-cell table:style-name="ce42" office:value-type="float" office:value="75710.2744888889" calcext:value-type="float">
            <text:p><text:s/>75,710 <text:s/></text:p>
          </table:table-cell>
          <table:table-cell table:style-name="ce42" office:value-type="float" office:value="111165.833333333" calcext:value-type="float">
            <text:p><text:s/>111,1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1898.08936" calcext:value-type="float">
            <text:p><text:s/>1,8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42" office:value-type="float" office:value="45309.7222222222" calcext:value-type="float">
            <text:p><text:s/>45,31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02.944444444444" calcext:value-type="float">
            <text:p><text:s/>1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03" calcext:value-type="float">
            <text:p><text:s/>4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802" calcext:value-type="float">
            <text:p><text:s/>9,80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.77777777777778" calcext:value-type="float">
            <text:p><text:s/>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2.86666666667" calcext:value-type="float">
            <text:p><text:s/>3,95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.88888888888889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07.390195555556" calcext:value-type="float">
            <text:p><text:s/>107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9678.3333333333" calcext:value-type="float">
            <text:p><text:s/>89,67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042.5" calcext:value-type="float">
            <text:p><text:s/>28,043 <text:s/></text:p>
          </table:table-cell>
          <table:table-cell table:style-name="ce42" office:value-type="float" office:value="154622.169955556" calcext:value-type="float">
            <text:p><text:s/>154,622 <text:s/></text:p>
          </table:table-cell>
          <table:table-cell table:style-name="ce42" office:value-type="float" office:value="75710.2744888889" calcext:value-type="float">
            <text:p><text:s/>75,710 <text:s/></text:p>
          </table:table-cell>
          <table:table-cell table:style-name="ce42" office:value-type="float" office:value="61883.7777777778" calcext:value-type="float">
            <text:p><text:s/>61,884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0.3508622222222" calcext:value-type="float">
            <text:p><text:s/>1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3934.2666666667" calcext:value-type="float">
            <text:p><text:s/>13,934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3863.72222222222" calcext:value-type="float">
            <text:p><text:s/>3,864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707.740204444444" calcext:value-type="float">
            <text:p><text:s/>708 <text:s/></text:p>
          </table:table-cell>
          <table:table-cell table:number-columns-repeated="8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9321.70833333" calcext:value-type="float">
            <text:p><text:s/>2,529,3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29321.70833333" calcext:value-type="float">
            <text:p><text:s/>2,529,32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29321.70833333" calcext:value-type="float">
            <text:p>( 2,529,32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6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2" table:number-columns-repeated="9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66503.42222222" calcext:value-type="float">
            <text:p><text:s/>1,566,50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741.8666666667" calcext:value-type="float">
            <text:p><text:s/>93,74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69.4222222222222" calcext:value-type="float">
            <text:p><text:s/>69 <text:s/></text:p>
          </table:table-cell>
          <table:table-cell table:style-name="ce42" office:value-type="float" office:value="788020.888888889" calcext:value-type="float">
            <text:p><text:s/>788,0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4092.438811881" calcext:value-type="float">
            <text:p><text:s/>114,092 <text:s/></text:p>
          </table:table-cell>
          <table:table-cell table:style-name="ce42" office:value-type="float" office:value="227291.111111111" calcext:value-type="float">
            <text:p><text:s/>227,29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3516.52173913" calcext:value-type="float">
            <text:p><text:s/>163,51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73701.9555555556" calcext:value-type="float">
            <text:p><text:s/>73,702 <text:s/></text:p>
          </table:table-cell>
          <table:table-cell table:style-name="ce42" office:value-type="float" office:value="842507.377777778" calcext:value-type="float">
            <text:p><text:s/>842,50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294.4" calcext:value-type="float">
            <text:p><text:s/>2,29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266476.711111111" calcext:value-type="float">
            <text:p><text:s/>-266,477 <text:s/></text:p>
          </table:table-cell>
          <table:table-cell table:style-name="ce42" office:value-type="float" office:value="-85430.4136752138" calcext:value-type="float">
            <text:p><text:s/>-85,43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4221.8244224423" calcext:value-type="float">
            <text:p><text:s/>44,222 <text:s/></text:p>
          </table:table-cell>
          <table:table-cell table:style-name="ce42" office:value-type="float" office:value="-1660.00000000001" calcext:value-type="float">
            <text:p><text:s/>-1,660 <text:s/></text:p>
          </table:table-cell>
          <table:table-cell table:style-name="ce42" office:value-type="float" office:value="-2209.64444444444" calcext:value-type="float">
            <text:p><text:s/>-2,21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14635.066666667" calcext:value-type="float">
            <text:p><text:s/>114,63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92705.333333333" calcext:value-type="float">
            <text:p><text:s/>192,705 <text:s/></text:p>
          </table:table-cell>
          <table:table-cell table:style-name="ce43" office:value-type="float" office:value="21405.5692307694" calcext:value-type="float">
            <text:p><text:s/>21,406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66866.7965676568" calcext:value-type="float">
            <text:p><text:s/>-66,867 <text:s/></text:p>
          </table:table-cell>
          <table:table-cell table:style-name="ce43" office:value-type="float" office:value="-225631.111111111" calcext:value-type="float">
            <text:p><text:s/>-225,631 <text:s/></text:p>
          </table:table-cell>
          <table:table-cell table:style-name="ce43" office:value-type="float" office:value="2209.64444444444" calcext:value-type="float">
            <text:p><text:s/>2,210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78151.588405797" calcext:value-type="float">
            <text:p><text:s/>-278,1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4250.1333333333" calcext:value-type="float">
            <text:p><text:s/>14,250 <text:s/></text:p>
          </table:table-cell>
          <table:table-cell table:style-name="ce42" office:value-type="float" office:value="1497685.61367521" calcext:value-type="float">
            <text:p><text:s/>1,497,68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12.26666666667" calcext:value-type="float">
            <text:p><text:s/>8,012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8228.8333333333" calcext:value-type="float">
            <text:p><text:s/>58,22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7109.1555555556" calcext:value-type="float">
            <text:p><text:s/>17,109 <text:s/></text:p>
          </table:table-cell>
          <table:table-cell table:style-name="ce42" office:value-type="float" office:value="1840756.44444444" calcext:value-type="float">
            <text:p><text:s/>1,840,7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7109.1555555556" calcext:value-type="float">
            <text:p><text:s/>17,109 <text:s/></text:p>
          </table:table-cell>
          <table:table-cell table:style-name="ce42" office:value-type="float" office:value="1840756.44444444" calcext:value-type="float">
            <text:p><text:s/>1,840,75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027995.91111111" calcext:value-type="float">
            <text:p><text:s/>3,027,996 <text:s/></text:p>
          </table:table-cell>
          <table:table-cell table:style-name="ce42" office:value-type="float" office:value="9433104.48888889" calcext:value-type="float">
            <text:p><text:s/>9,433,1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891.485148515" calcext:value-type="float">
            <text:p><text:s/>297,891 <text:s/></text:p>
          </table:table-cell>
          <table:table-cell table:style-name="ce42" office:value-type="float" office:value="615506.666666667" calcext:value-type="float">
            <text:p><text:s/>615,507 <text:s/></text:p>
          </table:table-cell>
          <table:table-cell table:style-name="ce42" office:value-type="float" office:value="37482.8" calcext:value-type="float">
            <text:p><text:s/>37,4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2434.723478261" calcext:value-type="float">
            <text:p><text:s/>912,43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2971866.75022222" calcext:value-type="float">
            <text:p><text:s/>2,971,867 <text:s/></text:p>
          </table:table-cell>
          <table:table-cell table:style-name="ce42" office:value-type="float" office:value="9433104.48888889" calcext:value-type="float">
            <text:p><text:s/>9,433,10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7891.485148515" calcext:value-type="float">
            <text:p><text:s/>297,891 <text:s/></text:p>
          </table:table-cell>
          <table:table-cell table:style-name="ce42" office:value-type="float" office:value="615506.666666667" calcext:value-type="float">
            <text:p><text:s/>615,507 <text:s/></text:p>
          </table:table-cell>
          <table:table-cell table:style-name="ce42" office:value-type="float" office:value="37482.8" calcext:value-type="float">
            <text:p><text:s/>37,48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41897.246144928" calcext:value-type="float">
            <text:p><text:s/>841,89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56129.1608888889" calcext:value-type="float">
            <text:p><text:s/>56,129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70537.4773333333" calcext:value-type="float">
            <text:p><text:s/>70,53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3995.3777777778" calcext:value-type="float">
            <text:p><text:s/>33,995 <text:s/></text:p>
          </table:table-cell>
          <table:table-cell table:style-name="ce42" office:value-type="float" office:value="1094185.64444444" calcext:value-type="float">
            <text:p><text:s/>1,094,1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194.577777777778" calcext:value-type="float">
            <text:p><text:s/>195 <text:s/></text:p>
          </table:table-cell>
          <table:table-cell table:style-name="ce42" office:value-type="float" office:value="89.9555555555556" calcext:value-type="float">
            <text:p><text:s/>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56.62222222222" calcext:value-type="float">
            <text:p><text:s/>1,557 <text:s/></text:p>
          </table:table-cell>
          <table:table-cell table:style-name="ce42" office:value-type="float" office:value="106544.177777778" calcext:value-type="float">
            <text:p><text:s/>106,54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958.6666666667" calcext:value-type="float">
            <text:p><text:s/>31,959 <text:s/></text:p>
          </table:table-cell>
          <table:table-cell table:style-name="ce42" office:value-type="float" office:value="987551.511111111" calcext:value-type="float">
            <text:p><text:s/>987,55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85.511111111111" calcext:value-type="float">
            <text:p><text:s/>286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55346.57777778" calcext:value-type="float">
            <text:p><text:s/>3,155,347 <text:s/></text:p>
          </table:table-cell>
          <table:table-cell table:style-name="ce44" office:value-type="float" office:value="5021882.35555556" calcext:value-type="float">
            <text:p><text:s/>5,021,88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31024.688580858" calcext:value-type="float">
            <text:p><text:s/>231,025 <text:s/></text:p>
          </table:table-cell>
          <table:table-cell table:style-name="ce44" office:value-type="float" office:value="389875.555555556" calcext:value-type="float">
            <text:p><text:s/>389,876 <text:s/></text:p>
          </table:table-cell>
          <table:table-cell table:style-name="ce44" office:value-type="float" office:value="31680.1777777778" calcext:value-type="float">
            <text:p><text:s/>31,68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76054.30173913" calcext:value-type="float">
            <text:p><text:s/>576,054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55346.57777778" calcext:value-type="float">
            <text:p><text:s/>3,155,347 <text:s/></text:p>
          </table:table-cell>
          <table:table-cell table:style-name="ce44" office:value-type="float" office:value="5021882.35555556" calcext:value-type="float">
            <text:p><text:s/>5,021,882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34443.733333333" calcext:value-type="float">
            <text:p><text:s/>234,444 <text:s/></text:p>
          </table:table-cell>
          <table:table-cell table:style-name="ce42" office:value-type="float" office:value="4267428.17777778" calcext:value-type="float">
            <text:p><text:s/>4,267,4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30623.0222222222" calcext:value-type="float">
            <text:p><text:s/>30,623 <text:s/></text:p>
          </table:table-cell>
          <table:table-cell table:style-name="ce42" office:value-type="float" office:value="26574.7111111111" calcext:value-type="float">
            <text:p><text:s/>26,5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26444.9777777778" calcext:value-type="float">
            <text:p><text:s/>26,445 <text:s/></text:p>
          </table:table-cell>
          <table:table-cell table:style-name="ce42" office:value-type="float" office:value="434730.666666667" calcext:value-type="float">
            <text:p><text:s/>434,73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11476.1777777778" calcext:value-type="float">
            <text:p><text:s/>11,476 <text:s/></text:p>
          </table:table-cell>
          <table:table-cell table:style-name="ce42" office:value-type="float" office:value="856610.977777778" calcext:value-type="float">
            <text:p><text:s/>856,6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361.777777777778" calcext:value-type="float">
            <text:p><text:s/>362 <text:s/></text:p>
          </table:table-cell>
          <table:table-cell table:style-name="ce42" office:value-type="float" office:value="27364.8888888889" calcext:value-type="float">
            <text:p><text:s/>27,3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2284.08888888889" calcext:value-type="float">
            <text:p><text:s/>2,284 <text:s/></text:p>
          </table:table-cell>
          <table:table-cell table:style-name="ce42" office:value-type="float" office:value="6744.62222222222" calcext:value-type="float">
            <text:p><text:s/>6,74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6567.73333333333" calcext:value-type="float">
            <text:p><text:s/>6,568 <text:s/></text:p>
          </table:table-cell>
          <table:table-cell table:style-name="ce42" office:value-type="float" office:value="450186.666666667" calcext:value-type="float">
            <text:p><text:s/>450,18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700.088888888889" calcext:value-type="float">
            <text:p><text:s/>700 <text:s/></text:p>
          </table:table-cell>
          <table:table-cell table:style-name="ce42" office:value-type="float" office:value="4286.17777777778" calcext:value-type="float">
            <text:p><text:s/>4,28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6939.28888888889" calcext:value-type="float">
            <text:p><text:s/>6,939 <text:s/></text:p>
          </table:table-cell>
          <table:table-cell table:style-name="ce42" office:value-type="float" office:value="524912.133333333" calcext:value-type="float">
            <text:p><text:s/>524,9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6939.28888888889" calcext:value-type="float">
            <text:p><text:s/>6,939 <text:s/></text:p>
          </table:table-cell>
          <table:table-cell table:style-name="ce42" office:value-type="float" office:value="524912.133333333" calcext:value-type="float">
            <text:p><text:s/>524,9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6939.28888888889" calcext:value-type="float">
            <text:p>( 6,939 <text:s/>)</text:p>
          </table:table-cell>
          <table:table-cell table:style-name="ce45" office:value-type="float" office:value="524912.133333333" calcext:value-type="float">
            <text:p>( 524,91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2143.28888888889" calcext:value-type="float">
            <text:p><text:s/>2,143 <text:s/></text:p>
          </table:table-cell>
          <table:table-cell table:style-name="ce42" office:value-type="float" office:value="73948.5777777778" calcext:value-type="float">
            <text:p><text:s/>73,9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881.955555555556" calcext:value-type="float">
            <text:p><text:s/>882 <text:s/></text:p>
          </table:table-cell>
          <table:table-cell table:style-name="ce42" office:value-type="float" office:value="109137.555555556" calcext:value-type="float">
            <text:p><text:s/>109,1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1020.5333333333" calcext:value-type="float">
            <text:p><text:s/>11,021 <text:s/></text:p>
          </table:table-cell>
          <table:table-cell table:style-name="ce46" office:value-type="float" office:value="575760.533333333" calcext:value-type="float">
            <text:p><text:s/>575,761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27850.0444444444" calcext:value-type="float">
            <text:p><text:s/>27,850 <text:s/></text:p>
          </table:table-cell>
          <table:table-cell table:style-name="ce42" office:value-type="float" office:value="435915.422222222" calcext:value-type="float">
            <text:p><text:s/>435,9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4321.5111111111" calcext:value-type="float">
            <text:p><text:s/>14,322 <text:s/></text:p>
          </table:table-cell>
          <table:table-cell table:style-name="ce42" office:value-type="float" office:value="34803.6" calcext:value-type="float">
            <text:p><text:s/>34,8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3528.5333333333" calcext:value-type="float">
            <text:p><text:s/>13,529 <text:s/></text:p>
          </table:table-cell>
          <table:table-cell table:style-name="ce42" office:value-type="float" office:value="401111.822222222" calcext:value-type="float">
            <text:p><text:s/>401,1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485.51111111111" calcext:value-type="float">
            <text:p>( 2,486 <text:s/>)</text:p>
          </table:table-cell>
          <table:table-cell table:style-name="ce45" office:value-type="float" office:value="19440.6222222222" calcext:value-type="float">
            <text:p>( 19,44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872.71111111111" calcext:value-type="float">
            <text:p>( 2,873 <text:s/>)</text:p>
          </table:table-cell>
          <table:table-cell table:style-name="ce47" office:value-type="float" office:value="202028.933333333" calcext:value-type="float">
            <text:p>( 202,029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21479.8222222222" calcext:value-type="float">
            <text:p><text:s/>21,480 <text:s/></text:p>
          </table:table-cell>
          <table:table-cell table:style-name="ce42" office:value-type="float" office:value="493769.111111111" calcext:value-type="float">
            <text:p><text:s/>493,7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18903.3777777778" calcext:value-type="float">
            <text:p><text:s/>18,903 <text:s/></text:p>
          </table:table-cell>
          <table:table-cell table:style-name="ce42" office:value-type="float" office:value="441901.555555556" calcext:value-type="float">
            <text:p><text:s/>441,9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576.44444444444" calcext:value-type="float">
            <text:p><text:s/>2,576 <text:s/></text:p>
          </table:table-cell>
          <table:table-cell table:style-name="ce42" office:value-type="float" office:value="51867.5555555556" calcext:value-type="float">
            <text:p><text:s/>51,8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5146.04444444444" calcext:value-type="float">
            <text:p><text:s/>5,146 <text:s/></text:p>
          </table:table-cell>
          <table:table-cell table:style-name="ce42" office:value-type="float" office:value="84771.8666666667" calcext:value-type="float">
            <text:p><text:s/>84,7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336.44444444444" calcext:value-type="float">
            <text:p><text:s/>4,336 <text:s/></text:p>
          </table:table-cell>
          <table:table-cell table:style-name="ce46" office:value-type="float" office:value="16457.7777777778" calcext:value-type="float">
            <text:p><text:s/>16,458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5471.64444444444" calcext:value-type="float">
            <text:p><text:s/>5,472 <text:s/></text:p>
          </table:table-cell>
          <table:table-cell table:style-name="ce42" office:value-type="float" office:value="52398.0888888889" calcext:value-type="float">
            <text:p><text:s/>52,39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9458.04444444444" calcext:value-type="float">
            <text:p><text:s/>9,458 <text:s/></text:p>
          </table:table-cell>
          <table:table-cell table:style-name="ce42" office:value-type="float" office:value="24203.1555555556" calcext:value-type="float">
            <text:p><text:s/>24,2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1735.55555555556" calcext:value-type="float">
            <text:p><text:s/>1,736 <text:s/></text:p>
          </table:table-cell>
          <table:table-cell table:style-name="ce42" office:value-type="float" office:value="28211.2888888889" calcext:value-type="float">
            <text:p><text:s/>28,2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514.311111111111" calcext:value-type="float">
            <text:p><text:s/>514 <text:s/></text:p>
          </table:table-cell>
          <table:table-cell table:style-name="ce42" office:value-type="float" office:value="73.6" calcext:value-type="float">
            <text:p><text:s/>7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59008.8888888889" calcext:value-type="float">
            <text:p><text:s/>59,009 <text:s/></text:p>
          </table:table-cell>
          <table:table-cell table:style-name="ce42" office:value-type="float" office:value="41370.3555555556" calcext:value-type="float">
            <text:p><text:s/>41,37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000502.04444444" calcext:value-type="float">
            <text:p><text:s/>2,000,502 <text:s/></text:p>
          </table:table-cell>
          <table:table-cell table:style-name="ce42" office:value-type="float" office:value="171617.822222222" calcext:value-type="float">
            <text:p><text:s/>171,6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1920711.46666667" calcext:value-type="float">
            <text:p><text:s/>1,920,711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2268.3555555556" calcext:value-type="float">
            <text:p><text:s/>42,268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37522.2222222222" calcext:value-type="float">
            <text:p><text:s/>37,522 <text:s/></text:p>
          </table:table-cell>
          <table:table-cell table:style-name="ce42" office:value-type="float" office:value="171617.822222222" calcext:value-type="float">
            <text:p><text:s/>171,61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620103.733333333" calcext:value-type="float">
            <text:p><text:s/>620,104 <text:s/></text:p>
          </table:table-cell>
          <table:table-cell table:style-name="ce42" office:value-type="float" office:value="271937.688888889" calcext:value-type="float">
            <text:p><text:s/>271,9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3658.84444444444" calcext:value-type="float">
            <text:p><text:s/>3,659 <text:s/></text:p>
          </table:table-cell>
          <table:table-cell table:style-name="ce42" office:value-type="float" office:value="2157.91111111111" calcext:value-type="float">
            <text:p><text:s/>2,1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616444.888888889" calcext:value-type="float">
            <text:p><text:s/>616,445 <text:s/></text:p>
          </table:table-cell>
          <table:table-cell table:style-name="ce43" office:value-type="float" office:value="269779.777777778" calcext:value-type="float">
            <text:p><text:s/>269,780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0297.066666667" calcext:value-type="float">
            <text:p><text:s/>300,297 <text:s/></text:p>
          </table:table-cell>
          <table:table-cell table:style-name="ce42" office:value-type="float" office:value="310898.666666667" calcext:value-type="float">
            <text:p><text:s/>310,8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690.75555555556" calcext:value-type="float">
            <text:p><text:s/>9,691 <text:s/></text:p>
          </table:table-cell>
          <table:table-cell table:style-name="ce42" office:value-type="float" office:value="48302.0444444444" calcext:value-type="float">
            <text:p><text:s/>48,30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2320.26666666667" calcext:value-type="float">
            <text:p><text:s/>2,320 <text:s/></text:p>
          </table:table-cell>
          <table:table-cell table:style-name="ce42" office:value-type="float" office:value="3466.35555555556" calcext:value-type="float">
            <text:p><text:s/>3,4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26770.5777777778" calcext:value-type="float">
            <text:p><text:s/>26,771 <text:s/></text:p>
          </table:table-cell>
          <table:table-cell table:style-name="ce42" office:value-type="float" office:value="129.822222222222" calcext:value-type="float">
            <text:p><text:s/>13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4426.4" calcext:value-type="float">
            <text:p><text:s/>4,426 <text:s/></text:p>
          </table:table-cell>
          <table:table-cell table:style-name="ce42" office:value-type="float" office:value="2304.08888888889" calcext:value-type="float">
            <text:p><text:s/>2,3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3882.75555555556" calcext:value-type="float">
            <text:p><text:s/>3,883 <text:s/></text:p>
          </table:table-cell>
          <table:table-cell table:style-name="ce42" office:value-type="float" office:value="2958.31111111111" calcext:value-type="float">
            <text:p><text:s/>2,9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95439.2" calcext:value-type="float">
            <text:p><text:s/>195,439 <text:s/></text:p>
          </table:table-cell>
          <table:table-cell table:style-name="ce42" office:value-type="float" office:value="216041.555555556" calcext:value-type="float">
            <text:p><text:s/>216,04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57767.1111111111" calcext:value-type="float">
            <text:p><text:s/>57,767 <text:s/></text:p>
          </table:table-cell>
          <table:table-cell table:style-name="ce43" office:value-type="float" office:value="37696.4888888889" calcext:value-type="float">
            <text:p><text:s/>37,696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024.688580858" calcext:value-type="float">
            <text:p><text:s/>231,025 <text:s/></text:p>
          </table:table-cell>
          <table:table-cell table:style-name="ce42" office:value-type="float" office:value="389875.555555556" calcext:value-type="float">
            <text:p><text:s/>389,876 <text:s/></text:p>
          </table:table-cell>
          <table:table-cell table:style-name="ce42" office:value-type="float" office:value="31680.1777777778" calcext:value-type="float">
            <text:p><text:s/>31,6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6054.30173913" calcext:value-type="float">
            <text:p><text:s/>576,05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1024.688580858" calcext:value-type="float">
            <text:p><text:s/>231,025 <text:s/></text:p>
          </table:table-cell>
          <table:table-cell table:style-name="ce42" office:value-type="float" office:value="389875.555555556" calcext:value-type="float">
            <text:p><text:s/>389,876 <text:s/></text:p>
          </table:table-cell>
          <table:table-cell table:style-name="ce42" office:value-type="float" office:value="31680.1777777778" calcext:value-type="float">
            <text:p><text:s/>31,68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76054.30173913" calcext:value-type="float">
            <text:p><text:s/>576,054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68227.1316823584" calcext:value-type="float">
            <text:p><text:s/>68,227 <text:s/></text:p>
          </table:table-cell>
          <table:table-cell table:style-name="ce42" office:value-type="float" office:value="7419366.42831764" calcext:value-type="float">
            <text:p><text:s/>7,419,3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8227.1316823584" calcext:value-type="float">
            <text:p><text:s/>68,227 <text:s/></text:p>
          </table:table-cell>
          <table:table-cell table:style-name="ce42" office:value-type="float" office:value="7419366.42831764" calcext:value-type="float">
            <text:p><text:s/>7,419,36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number-columns-repeated="2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36"/>
            <table:table-cell table:style-name="ce49" office:value-type="string" calcext:value-type="string" table:number-columns-spanned="4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1088037" calcext:value-type="float">
            <text:p><text:s/>1,088,037 <text:s/></text:p>
          </table:table-cell>
          <table:table-cell table:number-columns-repeated="7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173750.4" calcext:value-type="float">
            <text:p><text:s/>173,7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914286.6" calcext:value-type="float">
            <text:p><text:s/>914,28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46522.8" calcext:value-type="float">
            <text:p><text:s/>46,5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46522.8" calcext:value-type="float">
            <text:p><text:s/>46,52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867763.8" calcext:value-type="float">
            <text:p><text:s/>867,764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625895.1" calcext:value-type="float">
            <text:p><text:s/>625,895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128226.6" calcext:value-type="float">
            <text:p><text:s/>128,227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258.3" calcext:value-type="float">
            <text:p><text:s/>2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338.3" calcext:value-type="float">
            <text:p><text:s/>1,33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380.7" calcext:value-type="float">
            <text:p><text:s/>38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28.8" calcext:value-type="float">
            <text:p><text:s/>2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11.7" calcext:value-type="float">
            <text:p><text:s/>1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14850.9" calcext:value-type="float">
            <text:p><text:s/>14,8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14464.8" calcext:value-type="float">
            <text:p><text:s/>14,4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14464.8" calcext:value-type="float">
            <text:p>( 14,46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103.5" calcext:value-type="float">
            <text:p><text:s/>1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282.6" calcext:value-type="float">
            <text:p><text:s/>28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1393.2" calcext:value-type="float">
            <text:p><text:s/>1,39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6.3" calcext:value-type="float">
            <text:p><text:s/>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74.5" calcext:value-type="float">
            <text:p><text:s/>27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83779.2" calcext:value-type="float">
            <text:p><text:s/>83,7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83779.2" calcext:value-type="float">
            <text:p><text:s/>83,77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44582.4" calcext:value-type="float">
            <text:p>( 44,58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5023.5" calcext:value-type="float">
            <text:p>( 35,024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628.2" calcext:value-type="float">
            <text:p><text:s/>6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628.2" calcext:value-type="float">
            <text:p><text:s/>6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1321.2" calcext:value-type="float">
            <text:p><text:s/>1,3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565.2" calcext:value-type="float">
            <text:p><text:s/>565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13572.9" calcext:value-type="float">
            <text:p><text:s/>13,57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1484.1" calcext:value-type="float">
            <text:p><text:s/>1,48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8333.1" calcext:value-type="float">
            <text:p><text:s/>8,3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86150.7" calcext:value-type="float">
            <text:p><text:s/>86,15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74133" calcext:value-type="float">
            <text:p><text:s/>74,13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8454.6" calcext:value-type="float">
            <text:p><text:s/>8,45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3563.1" calcext:value-type="float">
            <text:p><text:s/>3,56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411517.8" calcext:value-type="float">
            <text:p><text:s/>411,518 <text:s/></text:p>
          </table:table-cell>
          <table:table-cell table:number-columns-repeated="7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41868.7" calcext:value-type="float">
            <text:p><text:s/>241,8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41868.7" calcext:value-type="float">
            <text:p><text:s/>241,86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7" table:number-columns-repeated="6" table:default-cell-style-name="ce14"/>
        <table:table-column table:style-name="co6" table:default-cell-style-name="ce14"/>
        <table:table-column table:style-name="co18" table:default-cell-style-name="ce14"/>
        <table:table-column table:style-name="co9" table:number-columns-repeated="6" table:default-cell-style-name="ce14"/>
        <table:table-column table:style-name="co19" table:default-cell-style-name="ce14"/>
        <table:table-column table:style-name="co9" table:number-columns-repeated="1006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油當量單位）</text:p>
            </table:table-cell>
            <table:covered-table-cell table:number-columns-repeated="8" table:style-name="ce15"/>
            <table:table-cell table:style-name="ce15" table:number-columns-repeated="2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(單位：公秉油當量)(<text:span text:style-name="T1">Unit:kiloiter of oil equivalent</text:span><text:span text:style-name="T2">)</text:span></text:p>
            </table:table-cell>
            <table:covered-table-cell table:number-columns-repeated="2" table:style-name="ce49"/>
            <table:table-cell table:style-name="ce60" table:number-columns-repeated="2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46" calcext:value-type="float">
              <text:p>46</text:p>
            </table:table-cell>
            <table:table-cell table:style-name="ce55" office:value-type="float" office:value="47" calcext:value-type="float">
              <text:p>47</text:p>
            </table:table-cell>
            <table:table-cell table:style-name="ce55" office:value-type="float" office:value="48" calcext:value-type="float">
              <text:p>48</text:p>
            </table:table-cell>
            <table:table-cell table:style-name="ce55" office:value-type="float" office:value="49" calcext:value-type="float">
              <text:p>49</text:p>
            </table:table-cell>
            <table:table-cell table:style-name="ce55" office:value-type="float" office:value="50" calcext:value-type="float">
              <text:p>50</text:p>
            </table:table-cell>
            <table:table-cell table:style-name="ce55" office:value-type="float" office:value="51" calcext:value-type="float">
              <text:p>51</text:p>
            </table:table-cell>
            <table:table-cell table:style-name="ce18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核能</text:p>
            </table:table-cell>
            <table:table-cell table:style-name="ce56" office:value-type="string" calcext:value-type="string">
              <text:p>水力</text:p>
            </table:table-cell>
            <table:table-cell table:style-name="ce59" office:value-type="string" calcext:value-type="string">
              <text:p>地熱</text:p>
            </table:table-cell>
            <table:table-cell table:style-name="ce59" office:value-type="string" calcext:value-type="string">
              <text:p>太陽光電</text:p>
            </table:table-cell>
            <table:table-cell table:style-name="ce56" office:value-type="string" calcext:value-type="string">
              <text:p>風力</text:p>
            </table:table-cell>
            <table:table-cell table:style-name="ce56" office:value-type="string" calcext:value-type="string">
              <text:p>電力</text:p>
            </table:table-cell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59" table:number-columns-repeated="2"/>
            <table:table-cell table:style-name="ce56" table:number-columns-repeated="2"/>
            <table:table-cell table:style-name="ce4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7" office:value-type="string" calcext:value-type="string">
              <text:p>Nuclear</text:p>
            </table:table-cell>
            <table:table-cell table:style-name="ce57" office:value-type="string" calcext:value-type="string">
              <text:p>Hydro</text:p>
            </table:table-cell>
            <table:table-cell table:style-name="ce59" office:value-type="string" calcext:value-type="string">
              <text:p>Geothermal</text:p>
            </table:table-cell>
            <table:table-cell table:style-name="ce59" office:value-type="string" calcext:value-type="string">
              <text:p>Solar PV</text:p>
            </table:table-cell>
            <table:table-cell table:style-name="ce57" office:value-type="string" calcext:value-type="string">
              <text:p>Wind</text:p>
            </table:table-cell>
            <table:table-cell table:style-name="ce57" office:value-type="string" calcext:value-type="string">
              <text:p>Electricity</text:p>
            </table:table-cell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/>
            <table:table-cell table:style-name="ce59"/>
            <table:table-cell table:style-name="ce58" table:number-columns-repeated="4"/>
            <table:table-cell table:style-name="ce61" table:number-columns-repeated="2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18" table:number-columns-repeated="2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85748.038295556" calcext:value-type="float">
            <text:p><text:s/>585,748 <text:s/></text:p>
          </table:table-cell>
          <table:table-cell table:style-name="ce41" office:value-type="float" office:value="4330.67333333333" calcext:value-type="float">
            <text:p><text:s/>4,331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62" table:number-columns-repeated="2"/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7800857.44244444" calcext:value-type="float">
            <text:p><text:s/>7,800,85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7800857.44244444" calcext:value-type="float">
            <text:p><text:s/>7,800,857 <text:s/></text:p>
          </table:table-cell>
          <table:table-cell table:style-name="ce43" office:value-type="float" office:value="585748.038295556" calcext:value-type="float">
            <text:p><text:s/>585,748 <text:s/></text:p>
          </table:table-cell>
          <table:table-cell table:style-name="ce43" office:value-type="float" office:value="4330.67333333333" calcext:value-type="float">
            <text:p><text:s/>4,331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0.000000000001" calcext:value-type="float">
            <text:p><text:s/>-0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49.970675159828" calcext:value-type="float">
            <text:p><text:s/>1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7800857.44244444" calcext:value-type="float">
            <text:p><text:s/>7,800,857 <text:s/></text:p>
          </table:table-cell>
          <table:table-cell table:style-name="ce42" office:value-type="float" office:value="708904.051628889" calcext:value-type="float">
            <text:p><text:s/>708,904 <text:s/></text:p>
          </table:table-cell>
          <table:table-cell table:style-name="ce42" office:value-type="float" office:value="4330.67333333333" calcext:value-type="float">
            <text:p><text:s/>4,3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7800857.44244444" calcext:value-type="float">
            <text:p><text:s/>7,800,857 <text:s/></text:p>
          </table:table-cell>
          <table:table-cell table:style-name="ce42" office:value-type="float" office:value="708904.051628889" calcext:value-type="float">
            <text:p><text:s/>708,904 <text:s/></text:p>
          </table:table-cell>
          <table:table-cell table:style-name="ce42" office:value-type="float" office:value="4330.67333333333" calcext:value-type="float">
            <text:p><text:s/>4,33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156.013333333" calcext:value-type="float">
            <text:p><text:s/>123,1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56345.54942" calcext:value-type="float">
            <text:p><text:s/>5,956,3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3156.013333333" calcext:value-type="float">
            <text:p><text:s/>123,15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56345.54942" calcext:value-type="float">
            <text:p><text:s/>5,956,3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5171.124726667" calcext:value-type="float">
            <text:p><text:s/>605,1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95.0661044444" calcext:value-type="float">
            <text:p><text:s/>14,2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8.174455555556" calcext:value-type="float">
            <text:p><text:s/>33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1.71960666667" calcext:value-type="float">
            <text:p><text:s/>1,42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591.541715556" calcext:value-type="float">
            <text:p><text:s/>126,5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7864.8184" calcext:value-type="float">
            <text:p><text:s/>297,86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659.804444444" calcext:value-type="float">
            <text:p><text:s/>164,66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280929.944880396" calcext:value-type="float">
            <text:p><text:s/>280,9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070094.50913778" calcext:value-type="float">
            <text:p><text:s/>5,070,0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070094.50913778" calcext:value-type="float">
            <text:p><text:s/>5,070,0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138513.75628667" calcext:value-type="float">
            <text:p><text:s/>3,138,51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858.98018222222" calcext:value-type="float">
            <text:p><text:s/>9,85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4007.891975556" calcext:value-type="float">
            <text:p><text:s/>174,0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7493.228228889" calcext:value-type="float">
            <text:p><text:s/>567,49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662.7108066667" calcext:value-type="float">
            <text:p><text:s/>12,66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326.4226222222" calcext:value-type="float">
            <text:p><text:s/>62,32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644.133924444" calcext:value-type="float">
            <text:p><text:s/>192,64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30.0787333333" calcext:value-type="float">
            <text:p><text:s/>10,6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63749.339966667" calcext:value-type="float">
            <text:p><text:s/>563,74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3725.383368889" calcext:value-type="float">
            <text:p><text:s/>153,7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28346.254468889" calcext:value-type="float">
            <text:p>( 128,346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5379.1289" calcext:value-type="float">
            <text:p>( 25,379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6223.831333333" calcext:value-type="float">
            <text:p><text:s/>226,22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3800.125264444" calcext:value-type="float">
            <text:p><text:s/>183,80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0595.469933333" calcext:value-type="float">
            <text:p><text:s/>100,59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5139.6906066667" calcext:value-type="float">
            <text:p><text:s/>45,14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47178.431651111" calcext:value-type="float">
            <text:p><text:s/>147,17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5444.533622222" calcext:value-type="float">
            <text:p><text:s/>265,44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9383.730073333" calcext:value-type="float">
            <text:p><text:s/>169,38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6060.8035488889" calcext:value-type="float">
            <text:p><text:s/>96,06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9220.316733333" calcext:value-type="float">
            <text:p><text:s/>379,22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9070.661671111" calcext:value-type="float">
            <text:p><text:s/>349,07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0149.6550622222" calcext:value-type="float">
            <text:p><text:s/>30,15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6884.52799555556" calcext:value-type="float">
            <text:p>( 6,885 <text:s/>)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1680.491155556" calcext:value-type="float">
            <text:p><text:s/>161,68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75729.8370955556" calcext:value-type="float">
            <text:p><text:s/>75,73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789.716831111" calcext:value-type="float">
            <text:p><text:s/>199,79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0510.3840333333" calcext:value-type="float">
            <text:p><text:s/>60,5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7275.4384" calcext:value-type="float">
            <text:p><text:s/>47,27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191.9711888889" calcext:value-type="float">
            <text:p><text:s/>58,19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384.68859555556" calcext:value-type="float">
            <text:p><text:s/>4,38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98.1996111111" calcext:value-type="float">
            <text:p><text:s/>22,4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498.1996111111" calcext:value-type="float">
            <text:p><text:s/>22,49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29288.84906" calcext:value-type="float">
            <text:p><text:s/>129,28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781.4582311111" calcext:value-type="float">
            <text:p><text:s/>17,78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11507.390828889" calcext:value-type="float">
            <text:p><text:s/>111,50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49810.330315556" calcext:value-type="float">
            <text:p><text:s/>749,810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3582.1653087339" calcext:value-type="float">
            <text:p><text:s/>83,5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4825.4305388006" calcext:value-type="float">
            <text:p><text:s/>34,825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446.1891955556" calcext:value-type="float">
            <text:p><text:s/>15,44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295.7131111111" calcext:value-type="float">
            <text:p><text:s/>14,296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5108.2663577778" calcext:value-type="float">
            <text:p><text:s/>25,108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881.6081293866" calcext:value-type="float">
            <text:p><text:s/>18,882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39.43768964538" calcext:value-type="float">
            <text:p><text:s/>7,639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06537.189751211" calcext:value-type="float">
            <text:p><text:s/>106,537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37590.706362222" calcext:value-type="float">
            <text:p><text:s/>137,591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305903.623871111" calcext:value-type="float">
            <text:p><text:s/>305,904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029983.37386444" calcext:value-type="float">
            <text:p><text:s/>1,029,983 <text:s/></text:p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63" table:number-columns-repeated="2"/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26940797" calcext:value-type="float">
            <text:p><text:s/>26,940,797 <text:s/></text:p>
          </table:table-cell>
          <table:table-cell table:style-name="ce42" office:value-type="float" office:value="7418763.331" calcext:value-type="float">
            <text:p><text:s/>7,418,763 <text:s/></text:p>
          </table:table-cell>
          <table:table-cell table:style-name="ce42" office:value-type="float" office:value="4532.1" calcext:value-type="float">
            <text:p><text:s/>4,5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6940797" calcext:value-type="float">
            <text:p><text:s/>26,940,797 <text:s/></text:p>
          </table:table-cell>
          <table:table-cell table:style-name="ce42" office:value-type="float" office:value="7418763.331" calcext:value-type="float">
            <text:p><text:s/>7,418,763 <text:s/></text:p>
          </table:table-cell>
          <table:table-cell table:style-name="ce42" office:value-type="float" office:value="4532.1" calcext:value-type="float">
            <text:p><text:s/>4,53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20" table:number-columns-repeated="3" table:default-cell-style-name="ce14"/>
        <table:table-column table:style-name="co21" table:default-cell-style-name="ce14"/>
        <table:table-column table:style-name="co2" table:default-cell-style-name="ce14"/>
        <table:table-column table:style-name="co22" table:default-cell-style-name="ce98"/>
        <table:table-column table:style-name="co2" table:default-cell-style-name="ce13"/>
        <table:table-column table:style-name="co23" table:default-cell-style-name="ce12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75年(西元1986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12" table:number-columns-repeated="2"/>
            <table:table-cell table:style-name="ce83"/>
            <table:table-cell table:style-name="ce51"/>
            <table:table-cell table:style-name="ce106" office:value-type="string" calcext:value-type="string">
              <text:p>(單位：公秉油當量)(<text:span text:style-name="T1">Unit:kiloiter of oil equivalent</text:span><text:span text:style-name="T2">)</text:span></text:p>
            </table:table-cell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5" office:value-type="float" office:value="52" calcext:value-type="float">
              <text:p>52</text:p>
            </table:table-cell>
            <table:table-cell table:style-name="ce55" office:value-type="float" office:value="53" calcext:value-type="float">
              <text:p>53</text:p>
            </table:table-cell>
            <table:table-cell table:style-name="ce65" office:value-type="float" office:value="54" calcext:value-type="float">
              <text:p>54</text:p>
            </table:table-cell>
            <table:table-cell table:style-name="ce65"/>
            <table:table-cell table:style-name="ce16"/>
            <table:table-cell table:style-name="ce84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太陽熱能</text:p>
            </table:table-cell>
            <table:table-cell table:style-name="ce56" office:value-type="string" calcext:value-type="string">
              <text:p>熱能</text:p>
            </table:table-cell>
            <table:table-cell table:style-name="ce66" office:value-type="string" calcext:value-type="string">
              <text:p>總計</text:p>
            </table:table-cell>
            <table:table-cell table:style-name="ce66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64" table:number-columns-repeated="2"/>
            <table:table-cell table:style-name="ce67" table:number-columns-repeated="2"/>
            <table:table-cell table:style-name="ce4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office:value-type="string" calcext:value-type="string">
              <text:p>Solar Thermal</text:p>
            </table:table-cell>
            <table:table-cell table:style-name="ce58" office:value-type="string" calcext:value-type="string">
              <text:p>Heat</text:p>
            </table:table-cell>
            <table:table-cell table:style-name="ce68" office:value-type="string" calcext:value-type="string">
              <text:p>Grand Total</text:p>
            </table:table-cell>
            <table:table-cell table:style-name="ce68" table:number-columns-repeated="2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8" table:number-columns-repeated="2"/>
            <table:table-cell table:style-name="ce69" table:number-columns-repeated="3"/>
            <table:covered-table-cell table:style-name="ce85"/>
            <table:covered-table-cell table:number-columns-repeated="2" table:style-name="ce99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70" table:number-columns-repeated="3"/>
            <table:covered-table-cell table:style-name="ce86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2912438.08496109" calcext:value-type="float">
            <text:p><text:s/>2,912,438 <text:s/></text:p>
          </table:table-cell>
          <table:table-cell table:style-name="ce62" table:number-columns-repeated="2"/>
          <table:table-cell table:style-name="ce87" office:value-type="float" office:value="1" calcext:value-type="float">
            <text:p>1</text:p>
          </table:table-cell>
          <table:table-cell table:style-name="ce37"/>
          <table:table-cell table:style-name="ce107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934610.7766667" calcext:value-type="float">
            <text:p><text:s/>37,934,611 <text:s/></text:p>
          </table:table-cell>
          <table:table-cell table:style-name="ce63" table:number-columns-repeated="2"/>
          <table:table-cell table:style-name="ce88" office:value-type="float" office:value="2" calcext:value-type="float">
            <text:p>2</text:p>
          </table:table-cell>
          <table:table-cell table:style-name="ce100" office:value-type="string" calcext:value-type="string">
            <text:p>+</text:p>
          </table:table-cell>
          <table:table-cell table:style-name="ce108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40404.16055101" calcext:value-type="float">
            <text:p><text:s/>1,340,404 <text:s/></text:p>
          </table:table-cell>
          <table:table-cell table:style-name="ce63" table:number-columns-repeated="2"/>
          <table:table-cell table:style-name="ce88" office:value-type="float" office:value="3" calcext:value-type="float">
            <text:p>3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18503.733333333" calcext:value-type="float">
            <text:p><text:s/>918,504 <text:s/></text:p>
          </table:table-cell>
          <table:table-cell table:style-name="ce63" table:number-columns-repeated="2"/>
          <table:table-cell table:style-name="ce88" office:value-type="float" office:value="4" calcext:value-type="float">
            <text:p>4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28550.577777778" calcext:value-type="float">
            <text:p><text:s/>328,551 <text:s/></text:p>
          </table:table-cell>
          <table:table-cell table:style-name="ce63" table:number-columns-repeated="2"/>
          <table:table-cell table:style-name="ce88" office:value-type="float" office:value="5" calcext:value-type="float">
            <text:p>5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-245292.070331678" calcext:value-type="float">
            <text:p><text:s/>-245,292 <text:s/></text:p>
          </table:table-cell>
          <table:table-cell table:style-name="ce63" table:number-columns-repeated="2"/>
          <table:table-cell table:style-name="ce88" office:value-type="float" office:value="6" calcext:value-type="float">
            <text:p>6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38504882.4602973" calcext:value-type="float">
            <text:p><text:s/>38,504,882 <text:s/></text:p>
          </table:table-cell>
          <table:table-cell table:style-name="ce72" table:number-columns-repeated="2"/>
          <table:table-cell table:style-name="ce89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43441.61100855" calcext:value-type="float">
            <text:p><text:s/>2,943,442 <text:s/></text:p>
          </table:table-cell>
          <table:table-cell table:style-name="ce63" table:number-columns-repeated="2"/>
          <table:table-cell table:style-name="ce87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7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59.837341826493" calcext:value-type="float">
            <text:p><text:s/>460 <text:s/></text:p>
          </table:table-cell>
          <table:table-cell table:style-name="ce72" table:number-columns-repeated="2"/>
          <table:table-cell table:style-name="ce89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9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26912.5268678" calcext:value-type="float">
            <text:p><text:s/>37,426,913 <text:s/></text:p>
          </table:table-cell>
          <table:table-cell table:style-name="ce63" table:number-columns-repeated="2"/>
          <table:table-cell table:style-name="ce88" office:value-type="float" office:value="10" calcext:value-type="float">
            <text:p>10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5314.72444444" calcext:value-type="float">
            <text:p><text:s/>2,115,315 <text:s/></text:p>
          </table:table-cell>
          <table:table-cell table:style-name="ce63" table:number-columns-repeated="2"/>
          <table:table-cell table:style-name="ce88" office:value-type="float" office:value="11" calcext:value-type="float">
            <text:p>11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03615.59836667" calcext:value-type="float">
            <text:p><text:s/>1,303,616 <text:s/></text:p>
          </table:table-cell>
          <table:table-cell table:style-name="ce63" table:number-columns-repeated="2"/>
          <table:table-cell table:style-name="ce88" office:value-type="float" office:value="12" calcext:value-type="float">
            <text:p>12</text:p>
          </table:table-cell>
          <table:table-cell table:style-name="ce100"/>
          <table:table-cell table:style-name="ce108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599403.8111111" calcext:value-type="float">
            <text:p><text:s/>18,599,404 <text:s/></text:p>
          </table:table-cell>
          <table:table-cell table:style-name="ce63" table:number-columns-repeated="2"/>
          <table:table-cell table:style-name="ce88" office:value-type="float" office:value="13" calcext:value-type="float">
            <text:p>13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4" calcext:value-type="float">
            <text:p>14</text:p>
          </table:table-cell>
          <table:table-cell table:style-name="ce100"/>
          <table:table-cell table:style-name="ce108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987304.1762956" calcext:value-type="float">
            <text:p><text:s/>14,987,304 <text:s/></text:p>
          </table:table-cell>
          <table:table-cell table:style-name="ce63" table:number-columns-repeated="2"/>
          <table:table-cell table:style-name="ce88" office:value-type="float" office:value="15" calcext:value-type="float">
            <text:p>15</text:p>
          </table:table-cell>
          <table:table-cell table:style-name="ce100"/>
          <table:table-cell table:style-name="ce108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6" calcext:value-type="float">
            <text:p>16</text:p>
          </table:table-cell>
          <table:table-cell table:style-name="ce100"/>
          <table:table-cell table:style-name="ce108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17" calcext:value-type="float">
            <text:p>17</text:p>
          </table:table-cell>
          <table:table-cell table:style-name="ce100"/>
          <table:table-cell table:style-name="ce108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21274.21665" calcext:value-type="float">
            <text:p><text:s/>421,274 <text:s/></text:p>
          </table:table-cell>
          <table:table-cell table:style-name="ce72" table:number-columns-repeated="2"/>
          <table:table-cell table:style-name="ce88" office:value-type="float" office:value="18" calcext:value-type="float">
            <text:p>18</text:p>
          </table:table-cell>
          <table:table-cell table:style-name="ce100"/>
          <table:table-cell table:style-name="ce108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621708.3942103" calcext:value-type="float">
            <text:p><text:s/>30,621,708 <text:s/></text:p>
          </table:table-cell>
          <table:table-cell table:style-name="ce63" table:number-columns-repeated="2"/>
          <table:table-cell table:style-name="ce87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7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774473.1128005" calcext:value-type="float">
            <text:p><text:s/>27,774,473 <text:s/></text:p>
          </table:table-cell>
          <table:table-cell table:style-name="ce63" table:number-columns-repeated="2"/>
          <table:table-cell table:style-name="ce88" office:value-type="float" office:value="20" calcext:value-type="float">
            <text:p>20</text:p>
          </table:table-cell>
          <table:table-cell table:style-name="ce100"/>
          <table:table-cell table:style-name="ce108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847235.28140978" calcext:value-type="float">
            <text:p><text:s/>2,847,235 <text:s/></text:p>
          </table:table-cell>
          <table:table-cell table:style-name="ce72" table:number-columns-repeated="2"/>
          <table:table-cell table:style-name="ce89" office:value-type="float" office:value="21" calcext:value-type="float">
            <text:p>21</text:p>
          </table:table-cell>
          <table:table-cell table:style-name="ce40"/>
          <table:table-cell table:style-name="ce109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13796.09567667" calcext:value-type="float">
            <text:p><text:s/>3,413,796 <text:s/></text:p>
          </table:table-cell>
          <table:table-cell table:style-name="ce63" table:number-columns-repeated="2"/>
          <table:table-cell table:style-name="ce88" office:value-type="float" office:value="22" calcext:value-type="float">
            <text:p>22</text:p>
          </table:table-cell>
          <table:table-cell table:style-name="ce100" office:value-type="string" calcext:value-type="string">
            <text:p>-</text:p>
          </table:table-cell>
          <table:table-cell table:style-name="ce108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701.0083266667" calcext:value-type="float">
            <text:p><text:s/>18,701 <text:s/></text:p>
          </table:table-cell>
          <table:table-cell table:style-name="ce63" table:number-columns-repeated="2"/>
          <table:table-cell table:style-name="ce88" office:value-type="float" office:value="23" calcext:value-type="float">
            <text:p>23</text:p>
          </table:table-cell>
          <table:table-cell table:style-name="ce100"/>
          <table:table-cell table:style-name="ce108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6519.85696" calcext:value-type="float">
            <text:p><text:s/>336,520 <text:s/></text:p>
          </table:table-cell>
          <table:table-cell table:style-name="ce63" table:number-columns-repeated="2"/>
          <table:table-cell table:style-name="ce88" office:value-type="float" office:value="24" calcext:value-type="float">
            <text:p>24</text:p>
          </table:table-cell>
          <table:table-cell table:style-name="ce100"/>
          <table:table-cell table:style-name="ce108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1550.33689" calcext:value-type="float">
            <text:p><text:s/>201,550 <text:s/></text:p>
          </table:table-cell>
          <table:table-cell table:style-name="ce63" table:number-columns-repeated="2"/>
          <table:table-cell table:style-name="ce88" office:value-type="float" office:value="25" calcext:value-type="float">
            <text:p>25</text:p>
          </table:table-cell>
          <table:table-cell table:style-name="ce100"/>
          <table:table-cell table:style-name="ce108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21.71960666667" calcext:value-type="float">
            <text:p><text:s/>1,422 <text:s/></text:p>
          </table:table-cell>
          <table:table-cell table:style-name="ce63" table:number-columns-repeated="2"/>
          <table:table-cell table:style-name="ce88" office:value-type="float" office:value="26" calcext:value-type="float">
            <text:p>26</text:p>
          </table:table-cell>
          <table:table-cell table:style-name="ce100"/>
          <table:table-cell table:style-name="ce108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7387.88438222" calcext:value-type="float">
            <text:p><text:s/>2,387,388 <text:s/></text:p>
          </table:table-cell>
          <table:table-cell table:style-name="ce63" table:number-columns-repeated="2"/>
          <table:table-cell table:style-name="ce88" office:value-type="float" office:value="27" calcext:value-type="float">
            <text:p>27</text:p>
          </table:table-cell>
          <table:table-cell table:style-name="ce100"/>
          <table:table-cell table:style-name="ce108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3108.773955556" calcext:value-type="float">
            <text:p><text:s/>303,109 <text:s/></text:p>
          </table:table-cell>
          <table:table-cell table:style-name="ce63" table:number-columns-repeated="2"/>
          <table:table-cell table:style-name="ce88" office:value-type="float" office:value="28" calcext:value-type="float">
            <text:p>28</text:p>
          </table:table-cell>
          <table:table-cell table:style-name="ce100"/>
          <table:table-cell table:style-name="ce108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4659.804444444" calcext:value-type="float">
            <text:p><text:s/>164,660 <text:s/></text:p>
          </table:table-cell>
          <table:table-cell table:style-name="ce63" table:number-columns-repeated="2"/>
          <table:table-cell table:style-name="ce88" office:value-type="float" office:value="29" calcext:value-type="float">
            <text:p>29</text:p>
          </table:table-cell>
          <table:table-cell table:style-name="ce100"/>
          <table:table-cell table:style-name="ce108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30" calcext:value-type="float">
            <text:p>30</text:p>
          </table:table-cell>
          <table:table-cell table:style-name="ce100"/>
          <table:table-cell table:style-name="ce108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46.711111111111" calcext:value-type="float">
            <text:p><text:s/>447 <text:s/></text:p>
          </table:table-cell>
          <table:table-cell table:style-name="ce72" table:number-columns-repeated="2"/>
          <table:table-cell table:style-name="ce89" office:value-type="float" office:value="31" calcext:value-type="float">
            <text:p>31</text:p>
          </table:table-cell>
          <table:table-cell table:style-name="ce40"/>
          <table:table-cell table:style-name="ce109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335306.781234173" calcext:value-type="float">
            <text:p><text:s/>335,307 <text:s/></text:p>
          </table:table-cell>
          <table:table-cell table:style-name="ce73" table:number-columns-repeated="2"/>
          <table:table-cell table:style-name="ce90" office:value-type="float" office:value="32" calcext:value-type="float">
            <text:p>32</text:p>
          </table:table-cell>
          <table:table-cell table:style-name="ce101" office:value-type="string" calcext:value-type="string">
            <text:p>-</text:p>
          </table:table-cell>
          <table:table-cell table:style-name="ce110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006674.0023787" calcext:value-type="float">
            <text:p><text:s/>25,006,674 <text:s/></text:p>
          </table:table-cell>
          <table:table-cell table:style-name="ce73" table:number-columns-repeated="2"/>
          <table:table-cell table:style-name="ce89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9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006848.870392" calcext:value-type="float">
            <text:p><text:s/>21,006,849 <text:s/></text:p>
          </table:table-cell>
          <table:table-cell table:style-name="ce73" table:number-columns-repeated="2"/>
          <table:table-cell table:style-name="ce90" office:value-type="float" office:value="34" calcext:value-type="float">
            <text:p>34</text:p>
          </table:table-cell>
          <table:table-cell table:style-name="ce101"/>
          <table:table-cell table:style-name="ce110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14157.826652" calcext:value-type="float">
            <text:p><text:s/>10,714,158 <text:s/></text:p>
          </table:table-cell>
          <table:table-cell table:style-name="ce63" table:number-columns-repeated="2"/>
          <table:table-cell table:style-name="ce88" office:value-type="float" office:value="35" calcext:value-type="float">
            <text:p>35</text:p>
          </table:table-cell>
          <table:table-cell table:style-name="ce100"/>
          <table:table-cell table:style-name="ce108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589.4012933333" calcext:value-type="float">
            <text:p><text:s/>86,589 <text:s/></text:p>
          </table:table-cell>
          <table:table-cell table:style-name="ce63" table:number-columns-repeated="2"/>
          <table:table-cell table:style-name="ce88" office:value-type="float" office:value="36" calcext:value-type="float">
            <text:p>36</text:p>
          </table:table-cell>
          <table:table-cell table:style-name="ce100"/>
          <table:table-cell table:style-name="ce108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2733.356864444" calcext:value-type="float">
            <text:p><text:s/>652,733 <text:s/></text:p>
          </table:table-cell>
          <table:table-cell table:style-name="ce63" table:number-columns-repeated="2"/>
          <table:table-cell table:style-name="ce88" office:value-type="float" office:value="37" calcext:value-type="float">
            <text:p>37</text:p>
          </table:table-cell>
          <table:table-cell table:style-name="ce100"/>
          <table:table-cell table:style-name="ce108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2708.82645111" calcext:value-type="float">
            <text:p><text:s/>1,442,709 <text:s/></text:p>
          </table:table-cell>
          <table:table-cell table:style-name="ce63" table:number-columns-repeated="2"/>
          <table:table-cell table:style-name="ce88" office:value-type="float" office:value="38" calcext:value-type="float">
            <text:p>38</text:p>
          </table:table-cell>
          <table:table-cell table:style-name="ce100"/>
          <table:table-cell table:style-name="ce108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696.4454733333" calcext:value-type="float">
            <text:p><text:s/>40,696 <text:s/></text:p>
          </table:table-cell>
          <table:table-cell table:style-name="ce63" table:number-columns-repeated="2"/>
          <table:table-cell table:style-name="ce88" office:value-type="float" office:value="39" calcext:value-type="float">
            <text:p>39</text:p>
          </table:table-cell>
          <table:table-cell table:style-name="ce100"/>
          <table:table-cell table:style-name="ce108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3593.1437333333" calcext:value-type="float">
            <text:p><text:s/>73,593 <text:s/></text:p>
          </table:table-cell>
          <table:table-cell table:style-name="ce63" table:number-columns-repeated="2"/>
          <table:table-cell table:style-name="ce88" office:value-type="float" office:value="40" calcext:value-type="float">
            <text:p>40</text:p>
          </table:table-cell>
          <table:table-cell table:style-name="ce100"/>
          <table:table-cell table:style-name="ce108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49180.168146667" calcext:value-type="float">
            <text:p><text:s/>749,180 <text:s/></text:p>
          </table:table-cell>
          <table:table-cell table:style-name="ce63" table:number-columns-repeated="2"/>
          <table:table-cell table:style-name="ce88" office:value-type="float" office:value="41" calcext:value-type="float">
            <text:p>41</text:p>
          </table:table-cell>
          <table:table-cell table:style-name="ce100"/>
          <table:table-cell table:style-name="ce108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12.8365111111" calcext:value-type="float">
            <text:p><text:s/>16,913 <text:s/></text:p>
          </table:table-cell>
          <table:table-cell table:style-name="ce63" table:number-columns-repeated="2"/>
          <table:table-cell table:style-name="ce88" office:value-type="float" office:value="42" calcext:value-type="float">
            <text:p>42</text:p>
          </table:table-cell>
          <table:table-cell table:style-name="ce100"/>
          <table:table-cell table:style-name="ce108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37659.08907778" calcext:value-type="float">
            <text:p><text:s/>1,637,659 <text:s/></text:p>
          </table:table-cell>
          <table:table-cell table:style-name="ce63" table:number-columns-repeated="2"/>
          <table:table-cell table:style-name="ce88" office:value-type="float" office:value="43" calcext:value-type="float">
            <text:p>43</text:p>
          </table:table-cell>
          <table:table-cell table:style-name="ce100"/>
          <table:table-cell table:style-name="ce108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5606.22248" calcext:value-type="float">
            <text:p><text:s/>795,606 <text:s/></text:p>
          </table:table-cell>
          <table:table-cell table:style-name="ce63" table:number-columns-repeated="2"/>
          <table:table-cell table:style-name="ce88" office:value-type="float" office:value="44" calcext:value-type="float">
            <text:p>44</text:p>
          </table:table-cell>
          <table:table-cell table:style-name="ce100"/>
          <table:table-cell table:style-name="ce108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13522.311357778" calcext:value-type="float">
            <text:p>( 713,522 <text:s/>)</text:p>
          </table:table-cell>
          <table:table-cell table:style-name="ce74"/>
          <table:table-cell table:style-name="ce63"/>
          <table:table-cell table:style-name="ce88" office:value-type="float" office:value="45" calcext:value-type="float">
            <text:p>45</text:p>
          </table:table-cell>
          <table:table-cell table:style-name="ce100"/>
          <table:table-cell table:style-name="ce108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56704.7822222222" calcext:value-type="float">
            <text:p>( 56,705 <text:s/>)</text:p>
          </table:table-cell>
          <table:table-cell table:style-name="ce74"/>
          <table:table-cell table:style-name="ce63"/>
          <table:table-cell table:style-name="ce88" office:value-type="float" office:value="46" calcext:value-type="float">
            <text:p>46</text:p>
          </table:table-cell>
          <table:table-cell table:style-name="ce100"/>
          <table:table-cell table:style-name="ce108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379.1289" calcext:value-type="float">
            <text:p>( 25,379 <text:s/>)</text:p>
          </table:table-cell>
          <table:table-cell table:style-name="ce74"/>
          <table:table-cell table:style-name="ce63"/>
          <table:table-cell table:style-name="ce88" office:value-type="float" office:value="47" calcext:value-type="float">
            <text:p>47</text:p>
          </table:table-cell>
          <table:table-cell table:style-name="ce100"/>
          <table:table-cell table:style-name="ce108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8127.285777778" calcext:value-type="float">
            <text:p><text:s/>418,127 <text:s/></text:p>
          </table:table-cell>
          <table:table-cell table:style-name="ce63" table:number-columns-repeated="2"/>
          <table:table-cell table:style-name="ce88" office:value-type="float" office:value="48" calcext:value-type="float">
            <text:p>48</text:p>
          </table:table-cell>
          <table:table-cell table:style-name="ce100"/>
          <table:table-cell table:style-name="ce108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04804.677486667" calcext:value-type="float">
            <text:p><text:s/>404,805 <text:s/></text:p>
          </table:table-cell>
          <table:table-cell table:style-name="ce63" table:number-columns-repeated="2"/>
          <table:table-cell table:style-name="ce88" office:value-type="float" office:value="49" calcext:value-type="float">
            <text:p>49</text:p>
          </table:table-cell>
          <table:table-cell table:style-name="ce100"/>
          <table:table-cell table:style-name="ce108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9120.9033333333" calcext:value-type="float">
            <text:p><text:s/>19,121 <text:s/></text:p>
          </table:table-cell>
          <table:table-cell table:style-name="ce75"/>
          <table:table-cell table:style-name="ce79"/>
          <table:table-cell table:style-name="ce91" office:value-type="float" office:value="50" calcext:value-type="float">
            <text:p>50</text:p>
          </table:table-cell>
          <table:table-cell table:style-name="ce102"/>
          <table:table-cell table:style-name="ce111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9688.784155556" calcext:value-type="float">
            <text:p><text:s/>179,689 <text:s/></text:p>
          </table:table-cell>
          <table:table-cell table:style-name="ce63"/>
          <table:table-cell table:style-name="ce80"/>
          <table:table-cell table:style-name="ce92" office:value-type="float" office:value="51" calcext:value-type="float">
            <text:p>51</text:p>
          </table:table-cell>
          <table:table-cell table:style-name="ce100"/>
          <table:table-cell table:style-name="ce108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6766.627717778" calcext:value-type="float">
            <text:p><text:s/>156,767 <text:s/></text:p>
          </table:table-cell>
          <table:table-cell table:style-name="ce63"/>
          <table:table-cell table:style-name="ce80"/>
          <table:table-cell table:style-name="ce92" office:value-type="float" office:value="52" calcext:value-type="float">
            <text:p>52</text:p>
          </table:table-cell>
          <table:table-cell table:style-name="ce100"/>
          <table:table-cell table:style-name="ce108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740223.810317778" calcext:value-type="float">
            <text:p><text:s/>740,224 <text:s/></text:p>
          </table:table-cell>
          <table:table-cell table:style-name="ce75"/>
          <table:table-cell table:style-name="ce79"/>
          <table:table-cell table:style-name="ce91" office:value-type="float" office:value="53" calcext:value-type="float">
            <text:p>53</text:p>
          </table:table-cell>
          <table:table-cell table:style-name="ce102"/>
          <table:table-cell table:style-name="ce111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42606.68717778" calcext:value-type="float">
            <text:p><text:s/>2,542,607 <text:s/></text:p>
          </table:table-cell>
          <table:table-cell table:style-name="ce63"/>
          <table:table-cell table:style-name="ce80"/>
          <table:table-cell table:style-name="ce92" office:value-type="float" office:value="54" calcext:value-type="float">
            <text:p>54</text:p>
          </table:table-cell>
          <table:table-cell table:style-name="ce100"/>
          <table:table-cell table:style-name="ce108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51071.74562889" calcext:value-type="float">
            <text:p><text:s/>1,551,072 <text:s/></text:p>
          </table:table-cell>
          <table:table-cell table:style-name="ce63"/>
          <table:table-cell table:style-name="ce80"/>
          <table:table-cell table:style-name="ce92" office:value-type="float" office:value="55" calcext:value-type="float">
            <text:p>55</text:p>
          </table:table-cell>
          <table:table-cell table:style-name="ce100"/>
          <table:table-cell table:style-name="ce108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1534.941548889" calcext:value-type="float">
            <text:p><text:s/>991,535 <text:s/></text:p>
          </table:table-cell>
          <table:table-cell table:style-name="ce63"/>
          <table:table-cell table:style-name="ce80"/>
          <table:table-cell table:style-name="ce92" office:value-type="float" office:value="56" calcext:value-type="float">
            <text:p>56</text:p>
          </table:table-cell>
          <table:table-cell table:style-name="ce100"/>
          <table:table-cell table:style-name="ce108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5875.607555556" calcext:value-type="float">
            <text:p>( 135,876 <text:s/>)</text:p>
          </table:table-cell>
          <table:table-cell table:style-name="ce74"/>
          <table:table-cell table:style-name="ce80"/>
          <table:table-cell table:style-name="ce92" office:value-type="float" office:value="57" calcext:value-type="float">
            <text:p>57</text:p>
          </table:table-cell>
          <table:table-cell table:style-name="ce100"/>
          <table:table-cell table:style-name="ce108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43493.283555556" calcext:value-type="float">
            <text:p>( 243,493 <text:s/>)</text:p>
          </table:table-cell>
          <table:table-cell table:style-name="ce76"/>
          <table:table-cell table:style-name="ce79"/>
          <table:table-cell table:style-name="ce91" office:value-type="float" office:value="58" calcext:value-type="float">
            <text:p>58</text:p>
          </table:table-cell>
          <table:table-cell table:style-name="ce102"/>
          <table:table-cell table:style-name="ce111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37153.76176533" calcext:value-type="float">
            <text:p><text:s/>1,337,154 <text:s/></text:p>
          </table:table-cell>
          <table:table-cell table:style-name="ce63"/>
          <table:table-cell table:style-name="ce80"/>
          <table:table-cell table:style-name="ce92" office:value-type="float" office:value="59" calcext:value-type="float">
            <text:p>59</text:p>
          </table:table-cell>
          <table:table-cell table:style-name="ce100"/>
          <table:table-cell table:style-name="ce108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47067.20848089" calcext:value-type="float">
            <text:p><text:s/>1,247,067 <text:s/></text:p>
          </table:table-cell>
          <table:table-cell table:style-name="ce63"/>
          <table:table-cell table:style-name="ce80"/>
          <table:table-cell table:style-name="ce92" office:value-type="float" office:value="60" calcext:value-type="float">
            <text:p>60</text:p>
          </table:table-cell>
          <table:table-cell table:style-name="ce100"/>
          <table:table-cell table:style-name="ce108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0086.5532844444" calcext:value-type="float">
            <text:p><text:s/>90,087 <text:s/></text:p>
          </table:table-cell>
          <table:table-cell table:style-name="ce63"/>
          <table:table-cell table:style-name="ce80"/>
          <table:table-cell table:style-name="ce92" office:value-type="float" office:value="61" calcext:value-type="float">
            <text:p>61</text:p>
          </table:table-cell>
          <table:table-cell table:style-name="ce100"/>
          <table:table-cell table:style-name="ce108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7237.26132888889" calcext:value-type="float">
            <text:p>( 7,237 <text:s/>)</text:p>
          </table:table-cell>
          <table:table-cell table:style-name="ce74"/>
          <table:table-cell table:style-name="ce80"/>
          <table:table-cell table:style-name="ce92" office:value-type="float" office:value="62" calcext:value-type="float">
            <text:p>62</text:p>
          </table:table-cell>
          <table:table-cell table:style-name="ce100"/>
          <table:table-cell table:style-name="ce108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7792.630266667" calcext:value-type="float">
            <text:p><text:s/>287,793 <text:s/></text:p>
          </table:table-cell>
          <table:table-cell table:style-name="ce63"/>
          <table:table-cell table:style-name="ce80"/>
          <table:table-cell table:style-name="ce92" office:value-type="float" office:value="63" calcext:value-type="float">
            <text:p>63</text:p>
          </table:table-cell>
          <table:table-cell table:style-name="ce100"/>
          <table:table-cell table:style-name="ce108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07728.462206667" calcext:value-type="float">
            <text:p><text:s/>107,728 <text:s/></text:p>
          </table:table-cell>
          <table:table-cell table:style-name="ce75"/>
          <table:table-cell table:style-name="ce79"/>
          <table:table-cell table:style-name="ce91" office:value-type="float" office:value="64" calcext:value-type="float">
            <text:p>64</text:p>
          </table:table-cell>
          <table:table-cell table:style-name="ce102"/>
          <table:table-cell table:style-name="ce111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3831.415053333" calcext:value-type="float">
            <text:p><text:s/>283,831 <text:s/></text:p>
          </table:table-cell>
          <table:table-cell table:style-name="ce63"/>
          <table:table-cell table:style-name="ce80"/>
          <table:table-cell table:style-name="ce92" office:value-type="float" office:value="65" calcext:value-type="float">
            <text:p>65</text:p>
          </table:table-cell>
          <table:table-cell table:style-name="ce100"/>
          <table:table-cell table:style-name="ce108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80"/>
          <table:table-cell table:style-name="ce92" office:value-type="float" office:value="66" calcext:value-type="float">
            <text:p>66</text:p>
          </table:table-cell>
          <table:table-cell table:style-name="ce100"/>
          <table:table-cell table:style-name="ce108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1925.684033333" calcext:value-type="float">
            <text:p><text:s/>101,926 <text:s/></text:p>
          </table:table-cell>
          <table:table-cell table:style-name="ce63"/>
          <table:table-cell table:style-name="ce80"/>
          <table:table-cell table:style-name="ce92" office:value-type="float" office:value="67" calcext:value-type="float">
            <text:p>67</text:p>
          </table:table-cell>
          <table:table-cell table:style-name="ce100"/>
          <table:table-cell table:style-name="ce108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/>
          <table:table-cell table:style-name="ce80"/>
          <table:table-cell table:style-name="ce92" office:value-type="float" office:value="68" calcext:value-type="float">
            <text:p>68</text:p>
          </table:table-cell>
          <table:table-cell table:style-name="ce100"/>
          <table:table-cell table:style-name="ce108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8987.336622222" calcext:value-type="float">
            <text:p><text:s/>108,987 <text:s/></text:p>
          </table:table-cell>
          <table:table-cell table:style-name="ce63"/>
          <table:table-cell table:style-name="ce80"/>
          <table:table-cell table:style-name="ce92" office:value-type="float" office:value="69" calcext:value-type="float">
            <text:p>69</text:p>
          </table:table-cell>
          <table:table-cell table:style-name="ce100"/>
          <table:table-cell table:style-name="ce108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0110.2156333333" calcext:value-type="float">
            <text:p><text:s/>60,110 <text:s/></text:p>
          </table:table-cell>
          <table:table-cell table:style-name="ce63" table:number-columns-repeated="2"/>
          <table:table-cell table:style-name="ce88" office:value-type="float" office:value="70" calcext:value-type="float">
            <text:p>70</text:p>
          </table:table-cell>
          <table:table-cell table:style-name="ce100"/>
          <table:table-cell table:style-name="ce108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269.144151111" calcext:value-type="float">
            <text:p><text:s/>107,269 <text:s/></text:p>
          </table:table-cell>
          <table:table-cell table:style-name="ce63" table:number-columns-repeated="2"/>
          <table:table-cell table:style-name="ce88" office:value-type="float" office:value="71" calcext:value-type="float">
            <text:p>71</text:p>
          </table:table-cell>
          <table:table-cell table:style-name="ce100"/>
          <table:table-cell table:style-name="ce108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2" calcext:value-type="float">
            <text:p>72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726506.97183333" calcext:value-type="float">
            <text:p><text:s/>4,726,507 <text:s/></text:p>
          </table:table-cell>
          <table:table-cell table:style-name="ce63" table:number-columns-repeated="2"/>
          <table:table-cell table:style-name="ce87" office:value-type="float" office:value="73" calcext:value-type="float">
            <text:p>73</text:p>
          </table:table-cell>
          <table:table-cell table:style-name="ce37"/>
          <table:table-cell table:style-name="ce107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509.9777777778" calcext:value-type="float">
            <text:p><text:s/>55,510 <text:s/></text:p>
          </table:table-cell>
          <table:table-cell table:style-name="ce63" table:number-columns-repeated="2"/>
          <table:table-cell table:style-name="ce88" office:value-type="float" office:value="74" calcext:value-type="float">
            <text:p>74</text:p>
          </table:table-cell>
          <table:table-cell table:style-name="ce100"/>
          <table:table-cell table:style-name="ce108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396919.4" calcext:value-type="float">
            <text:p><text:s/>4,396,919 <text:s/></text:p>
          </table:table-cell>
          <table:table-cell table:style-name="ce63" table:number-columns-repeated="2"/>
          <table:table-cell table:style-name="ce88" office:value-type="float" office:value="75" calcext:value-type="float">
            <text:p>75</text:p>
          </table:table-cell>
          <table:table-cell table:style-name="ce100"/>
          <table:table-cell table:style-name="ce108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4937.5496111111" calcext:value-type="float">
            <text:p><text:s/>64,938 <text:s/></text:p>
          </table:table-cell>
          <table:table-cell table:style-name="ce63" table:number-columns-repeated="2"/>
          <table:table-cell table:style-name="ce88" office:value-type="float" office:value="76" calcext:value-type="float">
            <text:p>76</text:p>
          </table:table-cell>
          <table:table-cell table:style-name="ce100"/>
          <table:table-cell table:style-name="ce108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77" calcext:value-type="float">
            <text:p>77</text:p>
          </table:table-cell>
          <table:table-cell table:style-name="ce100"/>
          <table:table-cell table:style-name="ce108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9140.044444444" calcext:value-type="float">
            <text:p><text:s/>209,140 <text:s/></text:p>
          </table:table-cell>
          <table:table-cell table:style-name="ce63" table:number-columns-repeated="2"/>
          <table:table-cell table:style-name="ce88" office:value-type="float" office:value="78" calcext:value-type="float">
            <text:p>78</text:p>
          </table:table-cell>
          <table:table-cell table:style-name="ce100"/>
          <table:table-cell table:style-name="ce108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79" calcext:value-type="float">
            <text:p>79</text:p>
          </table:table-cell>
          <table:table-cell table:style-name="ce40"/>
          <table:table-cell table:style-name="ce109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22321.58239333" calcext:value-type="float">
            <text:p><text:s/>1,022,322 <text:s/></text:p>
          </table:table-cell>
          <table:table-cell table:style-name="ce63" table:number-columns-repeated="2"/>
          <table:table-cell table:style-name="ce87" office:value-type="float" office:value="80" calcext:value-type="float">
            <text:p>80</text:p>
          </table:table-cell>
          <table:table-cell table:style-name="ce37"/>
          <table:table-cell table:style-name="ce107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573.9248977778" calcext:value-type="float">
            <text:p><text:s/>24,574 <text:s/></text:p>
          </table:table-cell>
          <table:table-cell table:style-name="ce63" table:number-columns-repeated="2"/>
          <table:table-cell table:style-name="ce88" office:value-type="float" office:value="81" calcext:value-type="float">
            <text:p>81</text:p>
          </table:table-cell>
          <table:table-cell table:style-name="ce100"/>
          <table:table-cell table:style-name="ce108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97747.657495555" calcext:value-type="float">
            <text:p><text:s/>997,748 <text:s/></text:p>
          </table:table-cell>
          <table:table-cell table:style-name="ce72" table:number-columns-repeated="2"/>
          <table:table-cell table:style-name="ce89" office:value-type="float" office:value="82" calcext:value-type="float">
            <text:p>82</text:p>
          </table:table-cell>
          <table:table-cell table:style-name="ce40"/>
          <table:table-cell table:style-name="ce109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5886.07787111" calcext:value-type="float">
            <text:p><text:s/>1,985,886 <text:s/></text:p>
          </table:table-cell>
          <table:table-cell table:style-name="ce63" table:number-columns-repeated="2"/>
          <table:table-cell table:style-name="ce88" office:value-type="float" office:value="83" calcext:value-type="float">
            <text:p>83</text:p>
          </table:table-cell>
          <table:table-cell table:style-name="ce100"/>
          <table:table-cell table:style-name="ce108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582.1653087339" calcext:value-type="float">
            <text:p><text:s/>83,582 <text:s/></text:p>
          </table:table-cell>
          <table:table-cell table:style-name="ce63" table:number-columns-repeated="2"/>
          <table:table-cell table:style-name="ce88" office:value-type="float" office:value="84" calcext:value-type="float">
            <text:p>84</text:p>
          </table:table-cell>
          <table:table-cell table:style-name="ce100"/>
          <table:table-cell table:style-name="ce108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4135.52742769" calcext:value-type="float">
            <text:p><text:s/>214,136 <text:s/></text:p>
          </table:table-cell>
          <table:table-cell table:style-name="ce63" table:number-columns-repeated="2"/>
          <table:table-cell table:style-name="ce88" office:value-type="float" office:value="85" calcext:value-type="float">
            <text:p>85</text:p>
          </table:table-cell>
          <table:table-cell table:style-name="ce100"/>
          <table:table-cell table:style-name="ce108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63.2003066667" calcext:value-type="float">
            <text:p><text:s/>21,663 <text:s/></text:p>
          </table:table-cell>
          <table:table-cell table:style-name="ce63" table:number-columns-repeated="2"/>
          <table:table-cell table:style-name="ce88" office:value-type="float" office:value="86" calcext:value-type="float">
            <text:p>86</text:p>
          </table:table-cell>
          <table:table-cell table:style-name="ce100"/>
          <table:table-cell table:style-name="ce108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599.1131111111" calcext:value-type="float">
            <text:p><text:s/>41,599 <text:s/></text:p>
          </table:table-cell>
          <table:table-cell table:style-name="ce63" table:number-columns-repeated="2"/>
          <table:table-cell table:style-name="ce88" office:value-type="float" office:value="87" calcext:value-type="float">
            <text:p>87</text:p>
          </table:table-cell>
          <table:table-cell table:style-name="ce100"/>
          <table:table-cell table:style-name="ce108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644.5330244444" calcext:value-type="float">
            <text:p><text:s/>41,645 <text:s/></text:p>
          </table:table-cell>
          <table:table-cell table:style-name="ce63" table:number-columns-repeated="2"/>
          <table:table-cell table:style-name="ce88" office:value-type="float" office:value="88" calcext:value-type="float">
            <text:p>88</text:p>
          </table:table-cell>
          <table:table-cell table:style-name="ce100"/>
          <table:table-cell table:style-name="ce108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77.4303516088" calcext:value-type="float">
            <text:p><text:s/>29,677 <text:s/></text:p>
          </table:table-cell>
          <table:table-cell table:style-name="ce63" table:number-columns-repeated="2"/>
          <table:table-cell table:style-name="ce88" office:value-type="float" office:value="89" calcext:value-type="float">
            <text:p>89</text:p>
          </table:table-cell>
          <table:table-cell table:style-name="ce100"/>
          <table:table-cell table:style-name="ce108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39.43768964538" calcext:value-type="float">
            <text:p><text:s/>7,639 <text:s/></text:p>
          </table:table-cell>
          <table:table-cell table:style-name="ce63" table:number-columns-repeated="2"/>
          <table:table-cell table:style-name="ce88" office:value-type="float" office:value="90" calcext:value-type="float">
            <text:p>90</text:p>
          </table:table-cell>
          <table:table-cell table:style-name="ce100"/>
          <table:table-cell table:style-name="ce108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6537.189751211" calcext:value-type="float">
            <text:p><text:s/>106,537 <text:s/></text:p>
          </table:table-cell>
          <table:table-cell table:style-name="ce63" table:number-columns-repeated="2"/>
          <table:table-cell table:style-name="ce88" office:value-type="float" office:value="91" calcext:value-type="float">
            <text:p>91</text:p>
          </table:table-cell>
          <table:table-cell table:style-name="ce100"/>
          <table:table-cell table:style-name="ce108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3647.229473333" calcext:value-type="float">
            <text:p><text:s/>973,647 <text:s/></text:p>
          </table:table-cell>
          <table:table-cell table:style-name="ce63" table:number-columns-repeated="2"/>
          <table:table-cell table:style-name="ce88" office:value-type="float" office:value="92" calcext:value-type="float">
            <text:p>92</text:p>
          </table:table-cell>
          <table:table-cell table:style-name="ce100"/>
          <table:table-cell table:style-name="ce108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465760.251426667" calcext:value-type="float">
            <text:p><text:s/>465,760 <text:s/></text:p>
          </table:table-cell>
          <table:table-cell table:style-name="ce72" table:number-columns-repeated="2"/>
          <table:table-cell table:style-name="ce89" office:value-type="float" office:value="93" calcext:value-type="float">
            <text:p>93</text:p>
          </table:table-cell>
          <table:table-cell table:style-name="ce40"/>
          <table:table-cell table:style-name="ce109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557976.41164222" calcext:value-type="float">
            <text:p><text:s/>2,557,976 <text:s/></text:p>
          </table:table-cell>
          <table:table-cell table:style-name="ce73" table:number-columns-repeated="2"/>
          <table:table-cell table:style-name="ce89" office:value-type="float" office:value="94" calcext:value-type="float">
            <text:p>94</text:p>
          </table:table-cell>
          <table:table-cell table:style-name="ce40"/>
          <table:table-cell table:style-name="ce109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9825.13198665" calcext:value-type="float">
            <text:p><text:s/>3,999,825 <text:s/></text:p>
          </table:table-cell>
          <table:table-cell table:style-name="ce63" table:number-columns-repeated="2"/>
          <table:table-cell table:style-name="ce87" office:value-type="float" office:value="95" calcext:value-type="float">
            <text:p>95</text:p>
          </table:table-cell>
          <table:table-cell table:style-name="ce37"/>
          <table:table-cell table:style-name="ce107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9825.13198665" calcext:value-type="float">
            <text:p><text:s/>3,999,825 <text:s/></text:p>
          </table:table-cell>
          <table:table-cell table:style-name="ce63" table:number-columns-repeated="2"/>
          <table:table-cell table:style-name="ce88" office:value-type="float" office:value="96" calcext:value-type="float">
            <text:p>96</text:p>
          </table:table-cell>
          <table:table-cell table:style-name="ce100"/>
          <table:table-cell table:style-name="ce108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529321.70833333" calcext:value-type="float">
            <text:p>( 2,529,322 <text:s/>)</text:p>
          </table:table-cell>
          <table:table-cell table:style-name="ce74"/>
          <table:table-cell table:style-name="ce63"/>
          <table:table-cell table:style-name="ce88" office:value-type="float" office:value="97" calcext:value-type="float">
            <text:p>97</text:p>
          </table:table-cell>
          <table:table-cell table:style-name="ce100"/>
          <table:table-cell table:style-name="ce108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3" table:number-columns-repeated="2"/>
          <table:table-cell table:style-name="ce88" office:value-type="float" office:value="98" calcext:value-type="float">
            <text:p>98</text:p>
          </table:table-cell>
          <table:table-cell table:style-name="ce100"/>
          <table:table-cell table:style-name="ce108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2" table:number-columns-repeated="2"/>
          <table:table-cell table:style-name="ce89" office:value-type="float" office:value="99" calcext:value-type="float">
            <text:p>99</text:p>
          </table:table-cell>
          <table:table-cell table:style-name="ce40"/>
          <table:table-cell table:style-name="ce109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71" table:number-columns-repeated="2"/>
          <table:table-cell table:style-name="ce48" office:value-type="float" office:value="0" calcext:value-type="float">
            <text:p><text:s/></text:p>
          </table:table-cell>
          <table:table-cell table:style-name="ce93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12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594769.673" calcext:value-type="float">
            <text:p><text:s/>61,594,770 <text:s/></text:p>
          </table:table-cell>
          <table:table-cell table:style-name="ce77"/>
          <table:table-cell table:style-name="ce81"/>
          <table:table-cell table:style-name="ce94" office:value-type="float" office:value="1" calcext:value-type="float">
            <text:p>1</text:p>
          </table:table-cell>
          <table:table-cell table:style-name="ce103" office:value-type="string" calcext:value-type="string">
            <text:p><text:s/></text:p>
          </table:table-cell>
          <table:table-cell table:style-name="ce113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1594769.673" calcext:value-type="float">
            <text:p><text:s/>61,594,770 <text:s/></text:p>
          </table:table-cell>
          <table:table-cell table:style-name="ce77"/>
          <table:table-cell table:style-name="ce81"/>
          <table:table-cell table:style-name="ce94" office:value-type="float" office:value="2" calcext:value-type="float">
            <text:p>2</text:p>
          </table:table-cell>
          <table:table-cell table:style-name="ce103"/>
          <table:table-cell table:style-name="ce113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3" calcext:value-type="float">
            <text:p>3</text:p>
          </table:table-cell>
          <table:table-cell table:style-name="ce103"/>
          <table:table-cell table:style-name="ce113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5" office:value-type="float" office:value="4" calcext:value-type="float">
            <text:p>4</text:p>
          </table:table-cell>
          <table:table-cell table:style-name="ce104"/>
          <table:table-cell table:style-name="ce113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5" calcext:value-type="float">
            <text:p>5</text:p>
          </table:table-cell>
          <table:table-cell table:style-name="ce103"/>
          <table:table-cell table:style-name="ce113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7"/>
          <table:table-cell table:style-name="ce81"/>
          <table:table-cell table:style-name="ce94" office:value-type="float" office:value="6" calcext:value-type="float">
            <text:p>6</text:p>
          </table:table-cell>
          <table:table-cell table:style-name="ce103"/>
          <table:table-cell table:style-name="ce113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8"/>
          <table:table-cell table:style-name="ce82"/>
          <table:table-cell table:style-name="ce96" office:value-type="float" office:value="7" calcext:value-type="float">
            <text:p>7</text:p>
          </table:table-cell>
          <table:table-cell table:style-name="ce105"/>
          <table:table-cell table:style-name="ce114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60"/>
          <table:table-cell table:style-name="ce12"/>
          <table:table-cell/>
          <table:table-cell table:style-name="ce36" table:number-columns-repeated="1013"/>
        </table:table-row>
        <table:table-row table:style-name="ro7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7"/>
          <table:table-cell table:number-columns-repeated="2"/>
          <table:table-cell table:style-name="ce13" table:number-columns-repeated="1013"/>
        </table:table-row>
        <table:table-row table:style-name="ro7" table:number-rows-repeated="1048350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3" style:display-name="一般_WESRB00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4:01</meta:creation-date>
    <meta:initial-creator>國際合作與能源統計科</meta:initial-creator>
    <dc:description>能源平衡表OECD能源統計格式(油當量單位)</dc:description>
    <meta:keyword>台灣能源平衡表</meta:keyword>
    <dc:creator>kenice</dc:creator>
    <meta:print-date>2018-05-11T02:27:10</meta:print-date>
    <dc:date>2020-03-02T03:54:33</dc:date>
    <dc:subject>能源平衡表OECD能源統計格式(油當量單位)</dc:subject>
    <dc:title>能源平衡表OECD能源統計格式(油當量單位)</dc:title>
    <meta:generator>LibreOffice/5.4.1.2$Windows_x86 LibreOffice_project/ea7cb86e6eeb2bf3a5af73a8f7777ac570321527</meta:generator>
    <meta:document-statistic meta:table-count="7" meta:cell-count="7763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